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.24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mxKeySwapMinors3(mxKeySwapBitsEE2(mxKeyXorB(mxKeySwapBitsF(mxKeyAlg2(mxKeyRotateLeftBits(mxKeyAddRR(mxKeySwapBitsEE2(changeDuplicatesB(mxKeyReverseBits(mxKeyReverseBits(mxKeySwapBitsRound(mxKeyAlg2(changeDuplicatesB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2kproc1-2-3(mxKeyAlg2(mxKeyAlg1(mxKeyRotateLeftBits(mxKeySwapBitsG(mxKeyByBitEnc(mxKeyXor(mxKeyRotEnc2(mxKeyAlg1(mxKeySwapMinors3(mxKeySwapMinors3(changeDuplicatesB(changeDuplicates(mxKeySwapBitsG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XorRR(mxKeyRotateLeftBits(mxKeySwapBitsE(mxKeyXor(mxKeyReverse(changeDuplicatesC2(mxKeyAlg2(mxKeyXorRR(mxKeyAlg2(mxKeySwapBitsRound(mxKeyByBitEnc(mxKeyXorB(changeDuplicatesC2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-2-3(mxKeyAddRR(mxKeySwapBitsD(mxKeyReverse(mxKeyXor(mxKeyAddRR(changeDuplicatesC2(mxKeySwapBitsEE2(mxKeySwapBitsF(mxKeyReverseBits(mxKeySwapBitsF(changeDuplicates(mxKeySwapBitsD(mxKeyXorB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SwapBitsG(mxKeyRotEnc(mxKeyReverse(mxKeyNot(mxKeyReverse(changeDuplicatesB(mxKeyAlg2(mxKeySwapBitsEE2(mxKeyAlg2(mxKeyByBitEnc(mxKeyByBitEnc(mxKeySwapMinors3(mxKeySwapMinors3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Reverse(mxKeyRotEnc(mxKeyXorRR(mxKeySwapBitsRound(mxKeyReverseBits(mxKeyXor(mxKeyXorB(mxKeyReverse(mxKeyAlg2(mxKeyAlg2(changeDuplicates(mxKeySwapBitsD(mxKeySwapBitsD(changeDuplicatesB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Reverse(mxKeyByBitEnc(changeDuplicatesC2(mxKeyReverseBits(mxKeyReverseBits(mxKeySwapBitsD(mxKeyAlg2(mxKeyNot(mxKeyXorRR(p2kproc3(mxKeySwapBitsE(mxKeyXorB(mxKeyAlg2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-2-3(mxKeyByBitEnc(mxKeyAlg1(mxKeySwapBitsE(mxKeySwapBitsE(mxKeyAlg1(mxKeyAlg2(mxKeyXorB(changeDuplicatesC2(mxKeyByBitEnc(mxKeyAlg1(mxKeyXor(changeDuplicatesC2(changeDuplicatesC2(mxKeySwapMinors3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-2-3(mxKeyAddRR(mxKeyReverseBits(mxKeyRotateLeftBits(mxKeyRotEnc2(mxKeyRotEnc(changeDuplicatesC2(mxKeyAlg2(mxKeyRotEnc2(mxKeyXorRR(mxKeySwapBitsRound(mxKeyXor(changeDuplicatesC2(mxKeyReverseBits(mxKeyNot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D(changeDuplicatesC2(mxKeyRotEnc2(mxKeyAlg2(mxKeySwapBitsRound(mxKeyByBitEnc(changeDuplicatesC2(mxKeyRotEnc2(mxKeyRotEnc2(mxKeyByBitEnc(mxKeyAddRR(mxKeySwapMinors3(mxKeySwapMinors3(mxKeySwapBitsG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changeDuplicates(mxKeySwapBitsE(mxKeyAlg2(p2kproc3(mxKeySwapBitsE(mxKeyRotEnc(mxKeyReverse(mxKeyAlg2(mxKeySwapBitsD(mxKeyReverse(mxKeySwapBitsRound(changeDuplicatesC2(mxKeyAddRR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Reverse(mxKeyReverse(mxKeySwapBitsF(mxKeyAddRR(mxKeyRotEnc2(p2kproc3(mxKeySwapBitsE(mxKeyRotEnc(mxKeySwapBitsG(mxKeySwapBitsE(mxKeyXor(mxKeyNot(mxKeyReverse(mxKeySwapBitsG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Round(mxKeyByBitEnc(mxKeyRotateLeftBits(mxKeyRotEnc(changeDuplicatesC2(mxKeyAddRR(mxKeyByBitEnc(mxKeyNot(p2kproc3(mxKeyReverse(changeDuplicates(mxKeyXorB(mxKeySwapBitsG(p2kproc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changeDuplicates(mxKeyReverseBits(mxKeyNot(mxKeyAlg2(mxKeySwapBitsF(mxKeyReverseBits(mxKeyRotEnc(mxKeyAddRR(mxKeyReverse(mxKeyXor(mxKeySwapBitsG(p2kproc3(mxKeySwapBitsRound(mxKeyAdd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ddRR(p2kproc3(mxKeyByBitEnc(p2kproc3(mxKeyXorB(mxKeyRotateLeftBits(mxKeyAlg1(p2kproc3(changeDuplicates(mxKeySwapBitsRound(mxKeyNot(mxKeySwapBitsE(mxKeyXorRR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D(p2kproc3(mxKeyReverse(mxKeySwapBitsD(mxKeyRotEnc2(mxKeyByBitEnc(mxKeyAlg2(mxKeyReverseBits(mxKeyXorB(changeDuplicatesB(mxKeyReverse(changeDuplicates(mxKeySwapBitsD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Not(p2kproc3(mxKeySwapMinors3(p2kproc3(mxKeyRotEnc(mxKeySwapBitsF(mxKeyRotateLeftBits(p2kproc3(changeDuplicates(mxKeyByBitEnc(mxKeyByBitEnc(mxKeyXor(p2kproc3(mxKeySwapBit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(changeDuplicatesC2(mxKeyRotateLeftBits(mxKeySwapBitsRound(changeDuplicatesB(mxKeyRotEnc(mxKeyRotateLeftBits(mxKeyXor(changeDuplicatesC2(mxKeyXor(p2kproc3(mxKeySwapBitsRound(mxKeySwapBitsD(changeDuplicatesC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(mxKeySwapBitsF(changeDuplicates(mxKeyNot(mxKeySwapBitsF(mxKeySwapMinors3(mxKeyAlg2(mxKeyAlg2(mxKeyNot(mxKeyAlg2(mxKeyAlg2(mxKeySwapBitsF(mxKeySwapMinors3(changeDuplicatesB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EE2(mxKeySwapBitsD(mxKeyRotEnc2(mxKeySwapBitsF(mxKeyRotEnc2(mxKeyReverseBits(mxKeyAlg1(mxKeySwapBitsEE2(mxKeyAddRR(mxKeySwapBitsD(mxKeySwapBitsE(mxKeySwapMinors3(p2kproc3(changeDuplicate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changeDuplicatesB(mxKeyXorB(mxKeyByBitEnc(mxKeyRotateLeftBits(mxKeyNot(mxKeySwapMinors3(mxKeySwapBitsEE2(mxKeyAlg2(mxKeyRotEnc2(mxKeySwapBitsF(mxKeySwapBitsRound(mxKeySwapBitsF(mxKeyAlg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B(mxKeyXorB(mxKeyAlg2(mxKeySwapBitsRound(mxKeySwapBitsRound(p2kproc3(mxKeySwapBitsEE2(mxKeySwapBitsF(changeDuplicates(mxKeyXorB(mxKeyNot(mxKeyRotEnc2(mxKeyReverseBits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everse(mxKeyAlg2(mxKeyAlg2(mxKeySwapBitsG(mxKeyXorRR(mxKeySwapBitsG(mxKeyRotateLeftBits(mxKeyRotEnc2(changeDuplicates(mxKeySwapBitsRound(mxKeyRotEnc(mxKeyAlg1(p2kproc3(mxKeyXo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(mxKeyXor(mxKeySwapBitsE(changeDuplicatesC2(changeDuplicatesC2(mxKeySwapBitsD(changeDuplicatesC2(mxKeyNot(mxKeyAlg2(mxKeyRotateLeftBits(mxKeyByBitEnc(mxKeySwapMinors3(changeDuplicatesC2(mxKeySwapBitsD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p2kproc3(mxKeySwapBitsG(mxKeyRotEnc(mxKeyXorB(mxKeyAlg1(mxKeyRotateLeftBits(changeDuplicatesB(mxKeyByBitEnc(changeDuplicatesC2(mxKeyNot(mxKeyReverse(mxKeyReverseBits(mxKeyReverse(changeDuplicatesC2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SwapBitsD(p2kproc3(mxKeyAddRR(mxKeyAddRR(mxKeySwapBitsD(mxKeyXorRR(mxKeyReverseBits(changeDuplicatesC2(mxKeyXorB(mxKeyAlg1(mxKeySwapBitsF(mxKeySwapBitsE(changeDuplicatesB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Not(mxKeyAlg1(mxKeyByBitEnc(mxKeySwapBitsEE2(mxKeySwapMinors3(mxKeyNot(changeDuplicatesB(mxKeyXor(mxKeySwapBitsF(mxKeyRotEnc2(mxKeyXorB(mxKeyAddRR(mxKeyXorRR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Round(p2kproc3(mxKeyAlg1(mxKeyReverseBits(mxKeyByBitEnc(mxKeyByBitEnc(changeDuplicatesC2(mxKeySwapBitsRound(mxKeySwapBitsEE2(mxKeyRotEnc2(mxKeyRotEnc(changeDuplicates(mxKeyXorRR(changeDuplicatesB(mxKeySwapBit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changeDuplicatesC2(mxKeyRotEnc(mxKeySwapBitsRound(mxKeySwapBitsEE2(mxKeyNot(mxKeySwapBitsD(mxKeyRotEnc(changeDuplicatesB(mxKeyByBitEnc(mxKeyXorRR(mxKeyRotEnc(mxKeySwapMinors3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G(mxKeySwapBitsG(changeDuplicatesC2(mxKeyAddRR(mxKeyNot(mxKeySwapBitsE(mxKeySwapBitsRound(mxKeyAlg1(mxKeyReverse(mxKeySwapBitsD(mxKeyReverseBits(mxKeyReverse(mxKeyRotEnc2(mxKeyRotEn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Round(mxKeyRotEnc2(mxKeySwapBitsG(mxKeySwapMinors3(mxKeySwapBitsF(mxKeyAddRR(mxKeyRotEnc2(mxKeyXorRR(mxKeyByBitEnc(mxKeyRotateLeftBits(mxKeySwapBitsG(p2kproc3(changeDuplicates(mxKeySwapBitsRound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(mxKeySwapBitsD(mxKeyXorB(changeDuplicatesB(mxKeyRotEnc2(mxKeyXorRR(mxKeySwapBitsG(mxKeyAlg1(mxKeyRotEnc(mxKeyNot(mxKeyRotateLeftBits(mxKeyAlg1(changeDuplicatesB(mxKeySwapBitsD(mxKeyRotateLeft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D(changeDuplicatesC2(p2kproc3(mxKeyXorB(mxKeyAlg1(mxKeySwapBitsD(mxKeyNot(mxKeyAlg1(mxKeyNot(mxKeySwapBitsF(changeDuplicatesB(mxKeySwapBitsD(mxKeyXorB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RotEnc2(mxKeySwapBitsD(mxKeyXor(changeDuplicatesB(mxKeyAlg1(mxKeyRotEnc(changeDuplicates(mxKeySwapBitsEE2(mxKeySwapBitsD(changeDuplicatesB(mxKeySwapBitsD(mxKeySwapBitsRound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SwapBitsG(mxKeySwapBitsF(mxKeyReverse(mxKeyReverse(mxKeyRotateLeftBits(mxKeyReverse(mxKeySwapBitsE(mxKeySwapBitsD(mxKeyAddRR(mxKeySwapBitsG(mxKeyRotateLeftBits(mxKeyXor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p2kproc3(changeDuplicates(mxKeyAlg1(mxKeySwapBitsEE2(mxKeyXor(mxKeyByBitEnc(mxKeyXorRR(mxKeySwapBitsF(mxKeyAlg2(mxKeySwapBitsE(mxKeyXorRR(mxKeyRotEnc(changeDuplicates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BitsE(mxKeyReverse(mxKeyAddRR(changeDuplicates(mxKeySwapBitsF(mxKeyXor(mxKeyAlg2(mxKeySwapBitsE(mxKeyRotateLeftBits(mxKeySwapBitsEE2(mxKeyReverseBits(mxKeyAddRR(p2kproc3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SwapMinors3(mxKeySwapBitsF(mxKeyNot(mxKeyRotEnc(mxKeyXor(changeDuplicatesC2(mxKeySwapBitsG(mxKeyXor(mxKeySwapBitsG(changeDuplicatesC2(mxKeyXorB(mxKeyAlg1(mxKeyAlg2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AddRR(changeDuplicates(mxKeyReverseBits(mxKeyAlg2(mxKeyXorRR(mxKeySwapMinors3(mxKeyAlg1(changeDuplicatesC2(mxKeyXorB(mxKeyRotEnc2(mxKeySwapBitsF(changeDuplicates(mxKeySwapBit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p2kproc3(mxKeyRotEnc(mxKeySwapBitsE(changeDuplicatesB(mxKeyAlg1(mxKeyReverseBits(p2kproc3(mxKeyAddRR(mxKeySwapMinors3(mxKeySwapMinors3(mxKeyXorRR(mxKeySwapBitsG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p2kproc3(mxKeySwapBitsG(changeDuplicatesB(p2kproc3(mxKeySwapBitsD(mxKeyReverse(changeDuplicates(p2kproc3(mxKeyXorRR(mxKeyAlg2(mxKeyAlg2(mxKeyXorB(changeDuplicates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mxKeySwapBitsG(mxKeyAddRR(mxKeySwapMinors3(mxKeyRotEnc(changeDuplicatesB(mxKeySwapBitsF(mxKeyAlg1(mxKeyAlg1(mxKeyRotEnc2(mxKeySwapBitsF(mxKeySwapBitsF(mxKeySwapBitsG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XorB(mxKeyByBitEnc(mxKeyReverseBits(mxKeyReverseBits(mxKeyXorRR(mxKeyReverseBits(mxKeySwapBitsF(mxKeyAlg1(changeDuplicatesC2(mxKeyRotEnc2(mxKeyAddRR(mxKeyXorB(mxKeySwapBitsG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ateLeftBits(mxKeyAddRR(mxKeyNot(mxKeyReverseBits(mxKeySwapBitsF(mxKeyReverse(mxKeyRotEnc2(changeDuplicatesB(mxKeyReverseBits(mxKeyAlg2(changeDuplicates(mxKeyAlg1(mxKeySwapBitsD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Not(changeDuplicatesC2(mxKeyReverse(changeDuplicatesC2(mxKeySwapBitsE(mxKeyXorB(p2kproc3(changeDuplicatesC2(mxKeySwapBitsE(changeDuplicates(mxKeySwapBitsD(p2kproc3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changeDuplicatesB(mxKeyXorRR(mxKeyRotateLeftBits(mxKeyReverse(mxKeyAddRR(mxKeyXorRR(mxKeyNot(mxKeyAlg1(changeDuplicatesC2(mxKeyXorRR(mxKeyRotEnc2(mxKeyNot(mxKeyRotateLeft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Alg1(mxKeyNot(mxKeySwapBitsF(mxKeySwapBitsF(mxKeySwapBitsEE2(mxKeyAlg2(mxKeyAlg1(p2kproc3(mxKeySwapMinors3(mxKeySwapBitsRound(mxKeyRotEnc(mxKeySwapBitsE(mxKeyXor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B(mxKeySwapBitsF(mxKeySwapBitsG(p2kproc3(mxKeyNot(mxKeyXorB(mxKeySwapBitsRound(mxKeyXorB(mxKeyReverse(mxKeySwapBitsF(mxKeyRotEnc(mxKeyXorB(mxKeyReverse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everse(mxKeyRotEnc(p2kproc3(mxKeyReverse(mxKeyAddRR(mxKeyRotEnc(mxKeyXorB(mxKeyRotEnc(changeDuplicates(mxKeySwapMinors3(mxKeySwapMinors3(changeDuplicatesB(mxKeySwapBits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RotEnc2(mxKeySwapMinors3(mxKeyReverseBits(mxKeyRotEnc2(mxKeyByBitEnc(mxKeySwapBitsF(mxKeyNot(mxKeyRotEnc(mxKeyXorRR(mxKeySwapMinors3(mxKeyAlg2(mxKeyXor(p2kproc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F(changeDuplicatesB(mxKeySwapBitsD(mxKeySwapBitsEE2(mxKeyAlg1(mxKeySwapBitsG(mxKeyRotateLeftBits(mxKeySwapBitsEE2(mxKeyAlg2(changeDuplicates(mxKeyAddRR(mxKeySwapBitsD(mxKeyRotateLeftBits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Not(mxKeyRotEnc(mxKeySwapBitsF(mxKeyAlg2(mxKeyXor(mxKeySwapBitsE(mxKeySwapBitsG(mxKeySwapMinors3(changeDuplicates(mxKeyAddRR(mxKeySwapBitsG(changeDuplicatesC2(mxKeyReverseBits(changeDuplicate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XorRR(mxKeyXorB(p2kproc3(mxKeyNot(mxKeyNot(mxKeyReverse(mxKeySwapBitsE(mxKeyNot(mxKeySwapBitsF(mxKeyAlg2(mxKeyRotateLeftBits(mxKeySwapBitsF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BitsRound(mxKeyByBitEnc(mxKeyXorRR(mxKeyAlg1(mxKeySwapMinors3(changeDuplicates(mxKeyXorRR(changeDuplicatesB(mxKeySwapBitsF(changeDuplicatesC2(mxKeyAlg2(p2kproc3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Not(mxKeyByBitEnc(p2kproc3(mxKeySwapBitsE(mxKeyXorB(mxKeySwapBitsRound(mxKeyXorB(mxKeyAlg2(mxKeyRotEnc2(mxKeySwapBitsD(p2kproc3(mxKeySwapBitsE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ddRR(changeDuplicatesB(mxKeyRotEnc2(mxKeyNot(mxKeyRotEnc2(mxKeyNot(mxKeySwapMinors3(changeDuplicatesB(changeDuplicatesC2(mxKeySwapBitsD(mxKeyReverse(mxKeyAlg1(mxKeyXorB(mxKeySwapBit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2(changeDuplicates(mxKeyRotateLeftBits(mxKeyXor(mxKeyXorB(mxKeyXorB(changeDuplicatesC2(mxKeyNot(mxKeyXorB(mxKeyRotEnc(mxKeyXorRR(mxKeySwapBitsD(mxKeyRotEnc2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ByBitEnc(changeDuplicates(mxKeyXorB(mxKeyNot(mxKeySwapBitsD(changeDuplicatesC2(mxKeyByBitEnc(mxKeySwapMinors3(changeDuplicatesC2(mxKeySwapBitsF(mxKeyReverse(mxKeySwapBitsD(mxKeySwapBitsRound(mxKeySwapMinors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otEnc(mxKeySwapBitsD(mxKeyNot(mxKeyAddRR(mxKeyRotateLeftBits(mxKeyRotEnc2(mxKeyAddRR(changeDuplicates(mxKeyNot(mxKeyXor(mxKeyAlg1(mxKeySwapBitsE(mxKeySwapBitsEE2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changeDuplicatesB(mxKeySwapBitsRound(mxKeySwapBitsEE2(mxKeyRotateLeftBits(mxKeyXor(changeDuplicatesB(mxKeyByBitEnc(changeDuplicatesC2(mxKeyXorRR(mxKeyRotEnc2(mxKeyRotateLeftBits(mxKeyReverseBits(mxKeySwapBits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SwapBitsEE2(mxKeyByBitEnc(mxKeySwapBitsF(mxKeyRotEnc(mxKeySwapMinors3(mxKeySwapBitsRound(mxKeyXor(mxKeyAlg2(mxKeyReverseBits(changeDuplicatesB(mxKeyReverse(changeDuplicates(mxKeyReverse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SwapBitsF(mxKeySwapBitsD(mxKeySwapBitsF(changeDuplicatesC2(mxKeyRotEnc2(mxKeySwapBitsE(changeDuplicatesC2(mxKeyAlg1(mxKeyAlg2(mxKeyXorB(p2kproc3(mxKeyAlg2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RotateLeftBits(mxKeyAddRR(p2kproc3(changeDuplicates(mxKeyAlg1(mxKeyAlg1(mxKeyRotEnc2(mxKeyReverseBits(mxKeyXorB(mxKeySwapBitsE(changeDuplicatesB(mxKeySwapBitsD(mxKeyReverse(mxKeySwapBitsF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changeDuplicatesB(mxKeySwapMinors3(mxKeyReverse(changeDuplicates(changeDuplicatesB(mxKeyRotEnc(mxKeyXorB(mxKeySwapBitsD(mxKeySwapBitsE(mxKeyRotateLeftBits(mxKeyXorB(mxKeyNot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2(mxKeyXor(mxKeyRotEnc(mxKeyRotEnc2(mxKeyRotateLeftBits(mxKeyXorB(mxKeyReverseBits(mxKeySwapMinors3(mxKeySwapMinors3(mxKeyNot(mxKeyReverseBits(changeDuplicatesC2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Alg2(mxKeySwapBitsF(mxKeyNot(mxKeySwapBitsE(changeDuplicates(mxKeyXorB(mxKeySwapBitsEE2(p2kproc3(mxKeySwapBitsF(mxKeyXorRR(mxKeySwapBitsEE2(mxKeyAddRR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SwapMinors3(mxKeyReverse(mxKeySwapMinors3(mxKeyAddRR(mxKeyReverse(mxKeyByBitEnc(mxKeyRotateLeftBits(mxKeyReverse(mxKeySwapMinors3(changeDuplicates(mxKeyAlg2(changeDuplicatesC2(mxKeySwapBit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SwapBitsG(mxKeySwapMinors3(mxKeyRotEnc2(mxKeySwapBitsEE2(mxKeyRotateLeftBits(mxKeyByBitEnc(p2kproc3(mxKeyXor(mxKeySwapBitsF(mxKeyAddRR(mxKeySwapBitsG(mxKeySwapBitsE(changeDuplicate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ReverseBits(mxKeyXorB(mxKeyRotEnc2(p2kproc3(mxKeyByBitEnc(mxKeySwapBitsF(mxKeyAlg2(mxKeyNot(mxKeyAddRR(mxKeySwapBitsG(changeDuplicatesB(mxKeySwapMinors3(mxKeyReverse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RotateLeftBits(mxKeyByBitEnc(mxKeyXorRR(mxKeySwapBitsG(mxKeySwapBitsRound(mxKeyRotEnc2(mxKeyNot(mxKeyRotEnc2(mxKeyAddRR(mxKeySwapMinors3(mxKeyXorB(mxKeySwapBitsE(mxKeySwapBitsG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changeDuplicatesB(mxKeyAlg1(mxKeySwapBitsD(mxKeyXorB(mxKeySwapBitsG(mxKeySwapBitsRound(mxKeyXor(mxKeySwapBitsF(mxKeyRotateLeftBits(mxKeySwapBitsF(mxKeyXorRR(mxKeySwapBitsRound(mxKeyXo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RotEnc(mxKeyAlg2(mxKeySwapBitsE(mxKeyReverse(mxKeyReverse(p2kproc3(mxKeySwapBitsG(mxKeyXorRR(mxKeyByBitEnc(mxKeyXorRR(mxKeyRotEnc2(p2kproc3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changeDuplicates(changeDuplicatesB(mxKeyByBitEnc(mxKeyXorRR(mxKeySwapBitsRound(mxKeyAddRR(mxKeyNot(mxKeyAddRR(mxKeySwapBitsE(p2kproc3(p2kproc3(mxKeyNot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RotateLeftBits(mxKeyReverseBits(mxKeySwapBitsE(mxKeySwapMinors3(mxKeyAlg2(mxKeyXorRR(mxKeyXorB(mxKeySwapBitsF(mxKeyAlg2(mxKeyReverse(mxKeySwapMinors3(mxKeyXorRR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AddRR(mxKeyReverseBits(p2kproc3(mxKeySwapBitsE(mxKeySwapBitsRound(mxKeyXorB(mxKeyRotEnc(mxKeyXorB(mxKeySwapBitsF(mxKeyAddRR(mxKeyRotateLeftBits(mxKeyXorB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changeDuplicates(mxKeyRotEnc(changeDuplicates(mxKeyRotateLeftBits(mxKeySwapBitsE(mxKeySwapBitsE(mxKeySwapBitsD(mxKeyReverseBits(mxKeySwapBitsE(mxKeySwapBitsF(mxKeyXor(changeDuplicatesB(mxKeyReverse(mxKeySwapBitsF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AddRR(mxKeySwapBitsD(mxKeyNot(mxKeySwapBitsRound(changeDuplicates(changeDuplicates(mxKeyRotateLeftBits(mxKeySwapBitsE(mxKeyNot(mxKeyRotateLeftBits(mxKeySwapBitsD(mxKeyXorRR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RotateLeftBits(mxKeyAlg1(mxKeyRotEnc2(mxKeySwapBitsEE2(mxKeySwapBitsE(p2kproc3(mxKeyXorB(mxKeyRotEnc2(mxKeySwapBitsEE2(mxKeyAlg1(mxKeyAlg2(p2kproc3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Alg2(mxKeyByBitEnc(mxKeyXorB(mxKeySwapBitsD(mxKeySwapBitsF(mxKeySwapBitsE(p2kproc3(mxKeyRotEnc2(mxKeyRotateLeftBits(mxKeyRotEnc2(mxKeyRotEnc2(changeDuplicates(mxKeyXo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SwapBitsEE2(changeDuplicates(mxKeyXor(mxKeySwapBitsG(mxKeyReverseBits(mxKeySwapMinors3(mxKeyNot(changeDuplicatesB(mxKeyRotEnc2(mxKeySwapBitsF(mxKeyAlg2(mxKeySwapMinors3(mxKeyRever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ReverseBits(mxKeyXorB(mxKeyXorB(mxKeyRotEnc(mxKeyXor(mxKeyReverseBits(changeDuplicates(changeDuplicatesC2(mxKeySwapMinors3(mxKeyXorRR(mxKeySwapBitsD(mxKeyNot(mxKeySwapBitsD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XorRR(mxKeyReverseBits(mxKeySwapBitsG(mxKeyAlg1(mxKeySwapBitsRound(mxKeyNot(mxKeyAlg2(mxKeySwapBitsG(changeDuplicatesC2(mxKeyByBitEnc(mxKeyXorRR(mxKeyAddRR(mxKeyReverseBit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Alg1(mxKeyRotEnc2(mxKeySwapBitsEE2(mxKeyXorB(mxKeySwapBitsF(mxKeyXorB(mxKeyReverse(mxKeyByBitEnc(mxKeySwapBitsRound(mxKeyXorB(mxKeySwapBitsF(mxKeyByBitEnc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SwapBitsG(mxKeyAlg1(mxKeyAlg2(mxKeyAddRR(p2kproc3(mxKeyXor(mxKeyRotEnc(p2kproc3(mxKeyRotEnc2(changeDuplicatesB(mxKeyRotEnc(mxKeyReverse(mxKeyRotEnc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AddRR(mxKeySwapBitsE(mxKeyNot(mxKeyAddRR(mxKeySwapBitsF(mxKeyRotateLeftBits(changeDuplicates(mxKeyRotEnc(p2kproc3(mxKeyXorRR(changeDuplicates(mxKeyReverse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Alg2(mxKeyReverseBits(mxKeyRotateLeftBits(mxKeyAlg2(mxKeyRotEnc2(mxKeyAlg2(mxKeySwapBitsRound(mxKeyNot(mxKeyReverseBits(mxKeySwapBitsRound(mxKeyRotEnc(mxKeySwapBitsF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D(changeDuplicates(mxKeyAlg1(changeDuplicates(mxKeyRotEnc(mxKeySwapBitsEE2(mxKeySwapMinors3(mxKeyByBitEnc(mxKeySwapBitsRound(mxKeyRotateLeftBits(mxKeyAddRR(mxKeySwapBitsF(mxKeyXorB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changeDuplicatesC2(changeDuplicates(p2kproc3(mxKeyAlg2(mxKeyXor(mxKeyAlg2(mxKeyXorRR(mxKeySwapBitsF(mxKeySwapMinors3(changeDuplicates(mxKeySwapMinors3(changeDuplicatesB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XorB(mxKeySwapBitsG(mxKeyByBitEnc(mxKeySwapBitsE(mxKeySwapBitsG(mxKeyRotateLeftBits(mxKeySwapBitsE(mxKeySwapMinors3(mxKeyReverse(mxKeyAlg2(mxKeyNot(mxKeySwapBitsG(mxKeyRotEnc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changeDuplicates(mxKeySwapBitsE(mxKeyRotEnc(mxKeyReverse(mxKeyRotateLeftBits(changeDuplicatesB(mxKeyReverse(mxKeyByBitEnc(mxKeySwapMinors3(mxKeyAlg2(changeDuplicates(mxKeySwapBitsRound(mxKeyByBi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RotateLeftBits(mxKeyRotateLeftBits(mxKeyByBitEnc(p2kproc3(mxKeySwapBitsEE2(mxKeyXor(mxKeySwapBitsD(mxKeyByBitEnc(mxKeyAlg1(mxKeyByBitEnc(changeDuplicates(mxKeyByBitEnc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SwapBitsF(mxKeyRotEnc(mxKeyAlg2(mxKeySwapMinors3(mxKeySwapBitsG(mxKeySwapBitsF(mxKeySwapBitsEE2(mxKeySwapBitsD(mxKeyAddRR(mxKeyNot(mxKeySwapBitsG(mxKeyAlg1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(mxKeySwapBitsG(mxKeyReverseBits(mxKeyNot(mxKeyByBitEnc(changeDuplicatesB(mxKeySwapBitsF(mxKeyReverseBits(changeDuplicatesB(mxKeySwapBitsRound(mxKeySwapBitsD(mxKeyXorB(mxKeyAlg2(mxKeySwapBit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SwapBitsF(mxKeyRotEnc(mxKeyRotateLeftBits(mxKeyByBitEnc(mxKeyXorB(mxKeyAlg2(mxKeyAlg1(mxKeyAddRR(mxKeyRotateLeftBits(changeDuplicates(mxKeyReverse(mxKeySwapMinors3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RotEnc(mxKeyAlg1(mxKeyAlg2(mxKeyReverseBits(mxKeyXor(changeDuplicates(mxKeySwapBitsF(mxKeyXorB(mxKeyByBitEnc(mxKeySwapBitsRound(mxKeyAlg2(mxKeySwapBitsE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ReverseBits(mxKeySwapBitsG(mxKeyXorB(mxKeyXorB(mxKeyRotEnc2(mxKeyAlg2(mxKeyXorB(mxKeyRotEnc2(mxKeyByBitEnc(mxKeyRotEnc2(mxKeyAlg2(changeDuplicatesB(mxKeySwapBitsF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changeDuplicatesC2(mxKeyRotEnc2(mxKeyReverse(mxKeyXor(mxKeyByBitEnc(changeDuplicatesB(changeDuplicatesB(mxKeyXor(changeDuplicatesB(mxKeyRotateLeftBits(changeDuplicates(mxKeyAlg2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p2kproc3(mxKeySwapBitsEE2(mxKeySwapBitsE(mxKeyRotateLeftBits(mxKeyRotEnc(mxKeyRotEnc(mxKeyReverse(changeDuplicatesB(mxKeySwapBitsE(mxKeyRotateLeftBits(mxKeyByBitEnc(changeDuplicates(mxKeyRotEn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Alg2(changeDuplicatesC2(mxKeyReverse(mxKeyReverse(mxKeyXorRR(mxKeyAlg1(mxKeySwapBitsF(mxKeyXorB(mxKeyXorRR(mxKeySwapBitsEE2(mxKeySwapMinors3(mxKeyAddRR(mxKeySwapMinors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RR(mxKeyNot(mxKeySwapBitsRound(mxKeyByBitEnc(mxKeySwapBitsG(mxKeyXor(changeDuplicatesB(changeDuplicatesC2(changeDuplicatesB(changeDuplicatesB(mxKeyAlg1(mxKeySwapBitsF(mxKeyXorRR(mxKeySwapBits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SwapBitsEE2(mxKeyRotEnc(mxKeySwapBitsEE2(mxKeyRotEnc(mxKeySwapBitsEE2(mxKeySwapBitsG(mxKeyRotEnc2(p2kproc3(mxKeyReverse(mxKeyByBitEnc(mxKeyAlg1(mxKeyXorB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SwapBitsD(mxKeySwapBitsG(changeDuplicates(mxKeyXorB(mxKeyXorRR(mxKeySwapBitsF(mxKeyRotEnc2(mxKeySwapBitsEE2(mxKeyAlg1(changeDuplicatesC2(mxKeySwapBitsD(mxKeyRotateLeftBits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Not(mxKeySwapBitsF(mxKeyXorRR(p2kproc3(mxKeyByBitEnc(mxKeyXorB(mxKeyByBitEnc(mxKeyNot(mxKeyReverse(mxKeySwapBitsD(mxKeyAlg2(mxKeyReverseBits(mxKeySwapBitsF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XorB(mxKeySwapBitsRound(mxKeyRotEnc2(mxKeySwapBitsD(mxKeySwapBitsRound(p2kproc3(changeDuplicates(mxKeyRotateLeftBits(mxKeyXor(mxKeyXorRR(mxKeySwapMinors3(mxKeyNot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ateLeftBits(mxKeyAlg2(mxKeyXorRR(mxKeySwapMinors3(mxKeyAlg2(mxKeySwapBitsF(mxKeySwapBitsF(mxKeyAlg1(changeDuplicates(changeDuplicatesC2(mxKeyAlg2(mxKeySwapBitsD(changeDuplicatesB(mxKeyNot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Xor(changeDuplicatesB(mxKeyRotEnc2(mxKeySwapMinors3(mxKeyAddRR(mxKeyXor(mxKeyReverseBits(mxKeyXorRR(mxKeySwapBitsEE2(mxKeyRotEnc2(mxKeySwapBitsRound(changeDuplicatesC2(mxKeyXo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XorB(mxKeyXor(mxKeyAlg1(changeDuplicatesB(mxKeySwapBitsD(mxKeySwapMinors3(mxKeyXor(mxKeySwapBitsG(mxKeyAlg1(mxKeyRotateLeftBits(mxKeyRotateLeftBits(mxKeySwapBitsF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SwapBitsRound(changeDuplicates(changeDuplicates(mxKeyXor(changeDuplicatesC2(p2kproc3(mxKeySwapBitsG(mxKeyAlg1(mxKeyAddRR(mxKeyAddRR(mxKeySwapBitsG(mxKeyXor(mxKeySwapBitsF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mxKeyXorB(mxKeySwapBitsG(mxKeySwapBitsD(mxKeyXorB(mxKeySwapBitsRound(mxKeyXorB(mxKeyAlg2(mxKeyReverse(mxKeyRotateLeftBits(changeDuplicatesC2(mxKeyByBitEnc(mxKeySwapBitsRound(mxKeyXor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B(mxKeySwapBitsRound(mxKeyAlg2(mxKeyReverseBits(mxKeyRotateLeftBits(mxKeyRotEnc(mxKeyXor(mxKeyRotateLeftBits(p2kproc3(mxKeyAddRR(mxKeySwapBitsF(mxKeyNot(mxKeyRotEnc2(mxKeyXor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ByBitEnc(mxKeySwapMinors3(mxKeyAlg1(mxKeyByBitEnc(mxKeyXor(mxKeyReverse(changeDuplicatesC2(mxKeyByBitEnc(mxKeySwapBitsF(mxKeySwapBitsE(mxKeyReverseBits(changeDuplicates(mxKeyAlg1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RotEnc2(mxKeySwapBitsRound(mxKeyRotateLeftBits(mxKeyReverse(mxKeyRotEnc2(mxKeySwapBitsG(changeDuplicatesC2(mxKeyByBitEnc(mxKeyAddRR(mxKeySwapBitsF(mxKeySwapBitsF(mxKeySwapBitsD(mxKeySwapMinors3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p2kproc3(changeDuplicatesC2(mxKeySwapBitsF(mxKeyRotEnc(mxKeyReverseBits(changeDuplicatesB(mxKeyNot(mxKeyByBitEnc(mxKeySwapBitsRound(mxKeySwapBitsRound(mxKeyAlg2(mxKeyAlg1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ByBitEnc(mxKeyReverse(mxKeySwapBitsE(mxKeyAlg1(mxKeyReverse(changeDuplicatesC2(changeDuplicates(changeDuplicatesC2(mxKeySwapBitsG(mxKeySwapBitsE(mxKeyRotEnc(mxKeySwapBitsG(mxKeyAlg1(mxKeyXor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RotEnc2(mxKeyAlg1(mxKeySwapMinors3(mxKeySwapMinors3(changeDuplicatesC2(mxKeyNot(mxKeyXorRR(mxKeySwapBitsD(mxKeyRotEnc2(mxKeyRotEnc(mxKeyByBitEnc(changeDuplicatesC2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ReverseBits(changeDuplicatesB(mxKeyReverseBits(mxKeyAlg2(mxKeyByBitEnc(p2kproc3(mxKeySwapBitsG(mxKeyAlg2(mxKeySwapBitsF(mxKeySwapBitsG(mxKeyXor(mxKeySwapBitsF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XorB(mxKeyXor(mxKeySwapBitsE(mxKeyReverse(p2kproc3(mxKeySwapBitsD(p2kproc3(mxKeyXor(mxKeyAddRR(mxKeyAddRR(mxKeyRotateLeftBits(mxKeyRotEnc2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p2kproc3(changeDuplicates(mxKeySwapBitsRound(mxKeySwapBitsF(mxKeySwapBitsF(changeDuplicates(changeDuplicates(mxKeySwapBitsD(changeDuplicatesB(mxKeyXor(mxKeyReverse(changeDuplicatesC2(mxKeySwapBit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G(changeDuplicatesC2(mxKeyAlg1(mxKeyByBitEnc(mxKeyXorRR(mxKeyReverse(mxKeySwapMinors3(mxKeyAddRR(changeDuplicatesC2(mxKeySwapMinors3(mxKeyXorB(mxKeyReverseBits(mxKeySwapBitsG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RotEnc2(mxKeySwapBitsE(mxKeySwapBitsD(mxKeyNot(mxKeyReverse(mxKeyRotateLeftBits(changeDuplicates(mxKeySwapBitsE(mxKeySwapBitsRound(mxKeyAddRR(mxKeyRotEnc2(mxKeyAlg1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SwapBitsEE2(mxKeyRotEnc(mxKeySwapBitsF(mxKeyAlg2(mxKeyNot(mxKeyRotEnc(mxKeySwapBitsF(mxKeySwapBitsRound(mxKeyXorRR(mxKeyXorRR(mxKeyAddRR(mxKeyXor(mxKeySwapBitsD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Reverse(mxKeySwapBitsF(mxKeySwapBitsEE2(mxKeyRotEnc(mxKeySwapBitsD(mxKeyRotEnc(mxKeySwapMinors3(changeDuplicates(mxKeyAlg2(mxKeyXor(changeDuplicatesB(mxKeySwapBitsD(mxKeyRotateLeftBits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Alg2(mxKeyXorB(mxKeySwapBitsEE2(mxKeyRotEnc(mxKeySwapBitsE(mxKeySwapBitsEE2(changeDuplicates(mxKeyAddRR(mxKeyXor(changeDuplicates(mxKeySwapBitsE(mxKeyReverse(mxKeyRotEn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mxKeySwapMinors3(mxKeyAlg1(mxKeyReverse(mxKeySwapBitsF(mxKeyXorRR(mxKeyReverse(p2kproc3(mxKeyXorB(mxKeySwapBitsF(mxKeyAlg1(mxKeyAddRR(mxKeySwapBitsE(mxKeySwapBit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Reverse(mxKeySwapBitsEE2(mxKeyReverse(mxKeySwapBitsD(mxKeySwapMinors3(changeDuplicates(mxKeyRotEnc2(mxKeySwapBitsRound(mxKeySwapBitsD(mxKeyAlg2(mxKeyAlg1(p2kproc3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Not(mxKeyAddRR(mxKeyReverseBits(mxKeyReverseBits(mxKeyNot(mxKeyRotEnc(mxKeyAlg1(mxKeyAlg2(mxKeyRotEnc(p2kproc3(mxKeyAlg2(changeDuplicatesB(mxKeySwapBitsF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mxKeyAlg2(mxKeyXorB(mxKeySwapBitsE(mxKeyXorRR(mxKeySwapBitsG(mxKeyByBitEnc(mxKeyAlg2(p2kproc3(mxKeySwapBitsG(mxKeyRotateLeftBits(mxKeyAlg1(mxKeyNot(mxKeySwapBitsG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Round(mxKeyNot(mxKeySwapBitsF(mxKeySwapBitsF(mxKeySwapBitsD(p2kproc3(mxKeyByBitEnc(mxKeyAlg1(mxKeyNot(mxKeySwapBitsEE2(mxKeyReverse(mxKeyReverse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SwapBitsD(mxKeyReverse(mxKeySwapBitsG(mxKeyXorB(mxKeyReverseBits(changeDuplicates(mxKeyReverse(mxKeyRotateLeftBits(mxKeyNot(p2kproc3(mxKeySwapBitsE(mxKeyAddRR(changeDuplicatesB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changeDuplicatesB(mxKeyAddRR(mxKeyNot(mxKeyXorB(mxKeyAlg1(mxKeyAddRR(mxKeyByBitEnc(mxKeyXorB(mxKeyAlg2(mxKeySwapBitsD(mxKeySwapBitsRound(changeDuplicatesB(mxKeySwapBit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Reverse(mxKeyRotEnc(mxKeySwapBitsG(changeDuplicatesC2(mxKeyAlg2(mxKeyXorRR(mxKeyXor(mxKeyReverseBits(mxKeyAddRR(mxKeySwapBitsEE2(mxKeyAddRR(mxKeyXorRR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E2(mxKeyReverseBits(mxKeySwapBitsE(mxKeyByBitEnc(mxKeySwapBitsD(mxKeyXorB(mxKeyXor(mxKeyReverseBits(mxKeyReverse(mxKeySwapBitsF(mxKeyAlg1(mxKeyXorRR(mxKeyByBitEnc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D(mxKeyAddRR(mxKeySwapBitsD(mxKeyAddRR(mxKeyReverse(mxKeySwapBitsE(mxKeyXorRR(mxKeySwapBitsE(mxKeyXorRR(changeDuplicatesB(mxKeyAlg2(mxKeyAlg2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RotEnc2(mxKeyXorRR(mxKeyReverseBits(changeDuplicatesC2(mxKeySwapBitsD(mxKeySwapBitsD(mxKeyAlg1(mxKeyRotEnc(changeDuplicatesB(mxKeyAlg2(mxKeyAddRR(changeDuplicatesB(mxKeySwapBitsG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Round(mxKeyReverse(mxKeyReverse(mxKeySwapBitsE(mxKeyRotEnc2(mxKeyAddRR(changeDuplicates(mxKeySwapBitsG(mxKeyRotateLeftBits(changeDuplicatesB(mxKeyAlg2(mxKeySwapMinors3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F(mxKeyXorB(mxKeyRotEnc2(mxKeySwapBitsD(mxKeyXor(mxKeyAlg2(changeDuplicatesB(changeDuplicates(mxKeyAlg2(changeDuplicatesB(changeDuplicatesC2(mxKeySwapBitsE(mxKeyRotEnc2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Alg2(changeDuplicates(mxKeyAlg2(mxKeyXorB(mxKeyRotEnc2(mxKeyAddRR(mxKeySwapBitsEE2(mxKeySwapBitsE(mxKeySwapBitsE(mxKeyAddRR(mxKeySwapBitsF(changeDuplicatesB(mxKeySwapBitsE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SwapBitsRound(changeDuplicatesB(mxKeyNot(mxKeyXorRR(mxKeyXorRR(mxKeySwapBitsF(mxKeyRotEnc(mxKeyReverse(mxKeyNot(mxKeyAlg1(mxKeySwapBitsE(changeDuplicatesB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RotEnc(mxKeyXorRR(mxKeyAddRR(p2kproc3(mxKeySwapBitsE(mxKeyAlg1(mxKeySwapMinors3(mxKeySwapBitsD(mxKeyAlg1(mxKeyAddRR(p2kproc3(mxKeySwapBitsD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RotEnc2(mxKeyReverseBits(mxKeySwapBitsG(mxKeyNot(mxKeyAlg2(mxKeySwapMinors3(mxKeySwapBitsRound(mxKeyXor(mxKeyRotEnc(mxKeyXor(mxKeyReverse(mxKeyAlg1(mxKeyAlg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p2kproc3(mxKeyAlg1(mxKeyRotEnc(mxKeyRotEnc2(mxKeySwapBitsE(mxKeySwapBitsD(mxKeyRotEnc2(mxKeyNot(mxKeyXorB(mxKeyReverseBits(mxKeyAlg2(mxKeySwapMinors3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Reverse(mxKeyXor(mxKeyReverseBits(mxKeySwapBitsD(mxKeyAlg1(mxKeyAddRR(mxKeyRotateLeftBits(mxKeySwapMinors3(mxKeySwapBitsD(mxKeyByBitEnc(mxKeySwapBitsD(changeDuplicatesB(mxKeySwapBitsRoun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changeDuplicatesB(mxKeyByBitEnc(mxKeySwapBitsRound(mxKeySwapBitsF(mxKeyXorRR(mxKeyRotEnc(mxKeySwapBitsRound(mxKeySwapBitsG(mxKeySwapBitsE(mxKeySwapBitsE(mxKeyXorB(changeDuplicatesB(mxKeyRever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p2kproc3(mxKeyRotateLeftBits(mxKeyAlg2(mxKeySwapBitsD(mxKeySwapBitsE(p2kproc3(mxKeySwapBitsRound(changeDuplicatesC2(mxKeyReverse(mxKeyByBitEnc(mxKeyReverse(mxKeySwapMinors3(mxKeyByBi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ByBitEnc(mxKeyXorB(mxKeySwapBitsG(mxKeyReverseBits(mxKeySwapMinors3(mxKeySwapBitsE(mxKeySwapBitsRound(mxKeySwapBitsE(mxKeyReverseBits(mxKeyAlg1(mxKeySwapBitsRound(mxKeyByBitEnc(mxKeyAdd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Reverse(mxKeyAlg1(mxKeySwapBitsD(changeDuplicatesC2(mxKeySwapBitsEE2(mxKeyXorB(changeDuplicatesB(mxKeyReverseBits(mxKeySwapMinors3(mxKeyRotateLeftBits(mxKeyAlg1(changeDuplicates(changeDuplicates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Alg1(mxKeyReverse(p2kproc3(mxKeyNot(mxKeySwapBitsD(mxKeyAlg2(mxKeySwapBitsRound(mxKeySwapBitsG(mxKeyAddRR(mxKeySwapBitsRound(mxKeySwapBitsE(changeDuplicates(mxKeySwapBit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AddRR(changeDuplicatesB(mxKeyRotEnc(changeDuplicatesB(mxKeyReverseBits(mxKeyAlg2(mxKeySwapBitsD(mxKeySwapBitsRound(mxKeyByBitEnc(mxKeyAddRR(mxKeyRotEnc(mxKeyRotEnc2(mxKeySwapBit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otEnc2(mxKeyRotateLeftBits(mxKeyByBitEnc(mxKeyRotEnc(mxKeySwapBitsD(mxKeyRotEnc(mxKeyReverse(mxKeySwapBitsEE2(mxKeySwapBitsF(mxKeyXor(changeDuplicatesC2(mxKeyXor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p2kproc3(mxKeyRotateLeftBits(mxKeyAlg1(p2kproc3(mxKeyAlg2(mxKeySwapBitsD(mxKeyXorRR(mxKeyAlg1(mxKeySwapBitsF(changeDuplicatesC2(mxKeySwapBitsEE2(mxKeyRotEnc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SwapBitsRound(mxKeySwapMinors3(mxKeySwapBitsG(mxKeyAlg2(mxKeyRotEnc(mxKeyRotEnc2(mxKeyAlg1(mxKeyAlg2(mxKeyXorRR(mxKeySwapBitsF(mxKeySwapBitsRound(mxKeyRotateLeftBits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XorRR(mxKeyByBitEnc(mxKeyAddRR(mxKeyXorRR(mxKeySwapBitsEE2(changeDuplicates(mxKeyAddRR(mxKeyAlg2(mxKeyRotEnc2(changeDuplicatesC2(mxKeySwapBitsD(changeDuplicatesB(mxKeySwapBitsE(mxKeyNot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SwapBitsEE2(mxKeyRotateLeftBits(mxKeyAddRR(mxKeyRotateLeftBits(changeDuplicatesB(mxKeySwapBitsRound(mxKeySwapBitsF(mxKeyXor(mxKeyReverse(mxKeyXor(mxKeyRotEnc(mxKeyAlg2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Not(mxKeyReverse(mxKeyByBitEnc(mxKeyRotEnc(changeDuplicatesC2(mxKeyRotEnc(mxKeyRotEnc2(mxKeyAlg1(mxKeyAlg2(p2kproc3(mxKeySwapBitsRound(mxKeySwapBitsD(changeDuplicatesC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SwapBitsF(mxKeySwapBitsRound(mxKeyRotateLeftBits(p2kproc3(mxKeyXorRR(mxKeyXorB(mxKeyReverse(mxKeyAlg1(mxKeySwapBitsG(mxKeyXorB(mxKeySwapBitsE(mxKeySwapBitsE(changeDuplicatesB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ByBitEnc(mxKeyNot(mxKeySwapBitsD(mxKeyRotateLeftBits(mxKeyReverse(mxKeyReverse(mxKeyRotateLeftBits(mxKeySwapBitsG(mxKeyReverseBits(mxKeySwapBitsF(mxKeyRotEnc(mxKeyRotateLeftBits(mxKeyRever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changeDuplicates(mxKeyAlg2(mxKeySwapMinors3(mxKeyAlg2(changeDuplicatesB(mxKeyRotEnc(mxKeySwapMinors3(changeDuplicatesB(mxKeyXor(mxKeyAlg1(mxKeySwapBitsE(mxKeyNot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EE2(mxKeyNot(mxKeySwapBitsE(mxKeyAddRR(mxKeyAlg1(mxKeyXor(mxKeyXorRR(mxKeySwapBitsD(mxKeyRotEnc2(p2kproc3(changeDuplicates(mxKeyRotEnc2(mxKeySwapBitsG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XorRR(mxKeyAlg2(mxKeySwapBitsD(p2kproc3(mxKeyXorB(mxKeyAddRR(mxKeyXor(mxKeyRotEnc(mxKeySwapBitsRound(mxKeyAddRR(mxKeyXorB(p2kproc3(mxKeyXor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changeDuplicatesC2(mxKeySwapBitsD(mxKeyReverse(mxKeyRotEnc(mxKeySwapBitsEE2(mxKeySwapBitsF(mxKeySwapBitsG(mxKeyRotEnc2(mxKeyReverseBits(mxKeyReverse(mxKeySwapBitsRound(mxKeySwapBitsE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(mxKeyRotEnc(mxKeyReverseBits(mxKeyAlg2(mxKeyNot(p2kproc3(mxKeySwapBitsD(mxKeySwapBitsF(mxKeyAlg2(changeDuplicatesB(mxKeySwapBitsRound(mxKeyXor(mxKeyXor(mxKeyAdd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otateLeftBits(mxKeyAddRR(changeDuplicatesC2(mxKeyAddRR(mxKeyAlg2(mxKeyRotEnc2(mxKeySwapBitsEE2(mxKeyXorB(mxKeySwapBitsD(mxKeyXor(mxKeyXorB(mxKeyReverse(changeDuplicatesB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D(mxKeyXorB(mxKeyByBitEnc(mxKeyAlg1(mxKeyReverse(mxKeyAlg2(mxKeyRotEnc(mxKeyAlg2(mxKeyXor(mxKeyAddRR(mxKeyRotEnc(changeDuplicates(mxKeyAlg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G(mxKeyXorB(mxKeyXorB(mxKeySwapBitsD(mxKeyReverseBits(changeDuplicates(mxKeyXorB(mxKeyReverse(p2kproc3(mxKeyByBitEnc(mxKeyByBitEnc(mxKeyAlg1(p2kproc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Not(mxKeyAddRR(mxKeySwapBitsF(mxKeySwapBitsE(mxKeyAlg2(mxKeySwapBitsE(mxKeyAlg2(mxKeySwapBitsRound(mxKeySwapBitsRound(changeDuplicates(mxKeyNot(mxKeyAddRR(mxKeySwapMinors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ReverseBits(mxKeyByBitEnc(changeDuplicates(mxKeySwapMinors3(mxKeyAddRR(mxKeySwapBitsG(mxKeySwapMinors3(changeDuplicatesB(mxKeySwapMinors3(mxKeyXorB(mxKeyXor(changeDuplicates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SwapBitsF(mxKeySwapBitsE(mxKeyNot(mxKeySwapBitsG(changeDuplicatesC2(mxKeySwapBitsRound(mxKeySwapBitsE(mxKeyAlg2(mxKeySwapBitsG(changeDuplicatesC2(mxKeyXorB(mxKeySwapBitsG(mxKeyXo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BitsEE2(mxKeySwapMinors3(mxKeySwapBitsRound(mxKeyXor(mxKeySwapBitsF(mxKeyRotateLeftBits(mxKeyRotEnc2(mxKeyReverse(mxKeySwapBitsD(changeDuplicatesC2(mxKeySwapMinors3(changeDuplicates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RotEnc(mxKeySwapBitsF(mxKeyXor(changeDuplicates(mxKeyXor(mxKeyReverse(mxKeySwapBitsG(mxKeyAlg2(mxKeySwapBitsG(mxKeyXorRR(mxKeyXorB(changeDuplicatesC2(mxKeySwapMinors3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Round(changeDuplicatesB(mxKeyByBitEnc(mxKeySwapBitsD(p2kproc3(mxKeyXor(mxKeyAddRR(mxKeySwapBitsE(mxKeyNot(mxKeyAddRR(mxKeyNot(changeDuplicatesB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RotEnc2(mxKeyAddRR(mxKeyAlg1(mxKeySwapBitsE(mxKeySwapBitsD(mxKeyRotEnc2(mxKeyAlg1(mxKeySwapBitsD(mxKeyReverseBits(mxKeySwapBitsE(mxKeySwapBitsEE2(mxKeyNot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Not(mxKeySwapBitsG(mxKeyXorRR(mxKeySwapBitsF(mxKeyAlg1(mxKeySwapBitsD(mxKeyAddRR(mxKeyRotEnc(p2kproc3(mxKeySwapBitsG(mxKeyReverse(changeDuplicates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G(mxKeyXorB(changeDuplicates(mxKeyAddRR(changeDuplicatesC2(changeDuplicates(p2kproc3(changeDuplicatesC2(mxKeyByBitEnc(mxKeyXorRR(mxKeySwapBitsE(mxKeyAddRR(changeDuplicates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SwapBitsEE2(changeDuplicatesB(changeDuplicates(mxKeyReverseBits(mxKeyXor(changeDuplicates(mxKeyXorB(mxKeyXor(mxKeyRotEnc(p2kproc3(mxKeySwapBitsD(mxKeyReverseBits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XorRR(mxKeySwapBitsG(mxKeySwapBitsEE2(mxKeyReverse(mxKeyRotateLeftBits(mxKeyNot(mxKeySwapBitsG(mxKeyAddRR(mxKeySwapBitsG(changeDuplicatesC2(mxKeyAlg2(p2kproc3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ddRR(mxKeyNot(mxKeyByBitEnc(mxKeyNot(mxKeyXorRR(mxKeySwapMinors3(mxKeySwapBitsRound(mxKeySwapBitsEE2(mxKeyAlg1(mxKeyReverseBits(mxKeyXorRR(mxKeyAlg2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SwapBitsG(mxKeyXorRR(mxKeySwapBitsF(mxKeyAlg2(mxKeyXorRR(mxKeySwapBitsE(changeDuplicatesB(mxKeyRotEnc(mxKeyReverseBits(mxKeySwapBitsD(mxKeySwapMinors3(mxKeyAddRR(mxKeySwapBits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changeDuplicatesB(mxKeyByBitEnc(mxKeyReverse(p2kproc3(mxKeyReverseBits(mxKeySwapBitsEE2(mxKeyXorRR(mxKeySwapBitsEE2(mxKeyAlg1(mxKeySwapBitsE(mxKeySwapBitsG(changeDuplicatesC2(changeDuplicates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AddRR(mxKeyXor(mxKeyAlg1(mxKeyRotEnc2(changeDuplicates(mxKeyXorB(mxKeySwapMinors3(changeDuplicates(mxKeyReverseBits(mxKeyXor(changeDuplicates(changeDuplicatesC2(mxKeyXor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EE2(mxKeyXorRR(mxKeyRotateLeftBits(mxKeySwapBitsD(mxKeyRotEnc(mxKeyReverseBits(mxKeyXorB(mxKeySwapBitsRound(mxKeySwapBitsRound(mxKeyXorB(p2kproc3(changeDuplicatesC2(mxKeyAlg1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E(changeDuplicates(mxKeyRotEnc2(mxKeySwapMinors3(mxKeyRotEnc(changeDuplicatesC2(changeDuplicatesB(mxKeyAlg2(mxKeySwapMinors3(mxKeyXorRR(mxKeyAlg2(mxKeyAlg1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XorB(mxKeySwapBitsF(mxKeyAlg1(mxKeyReverse(mxKeyReverse(mxKeyAddRR(mxKeyRotEnc2(mxKeyAlg2(mxKeyAddRR(mxKeyReverse(mxKeyXorB(p2kproc3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changeDuplicates(mxKeyReverse(mxKeySwapBitsRound(mxKeyXorB(mxKeyAlg2(mxKeyRotEnc2(p2kproc3(changeDuplicatesB(mxKeyReverse(p2kproc3(mxKeyXorB(mxKeyAddRR(mxKeySwapBitsG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mxKeyXor(mxKeyNot(mxKeySwapBitsRound(changeDuplicatesC2(p2kproc3(mxKeyAddRR(mxKeyAlg2(mxKeySwapBitsE(mxKeyReverseBits(mxKeyReverseBits(p2kproc3(mxKeySwapBitsE(mxKeyAdd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SwapBitsRound(changeDuplicates(changeDuplicatesC2(mxKeyAlg1(changeDuplicates(mxKeySwapMinors3(mxKeyAddRR(mxKeySwapMinors3(mxKeyNot(mxKeyNot(mxKeySwapBitsE(mxKeyXorRR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(changeDuplicatesB(mxKeyReverse(mxKeySwapMinors3(mxKeyXorRR(changeDuplicates(mxKeyRotEnc2(changeDuplicatesC2(mxKeySwapBitsRound(mxKeyAlg1(mxKeyAlg1(mxKeyRotEnc(mxKeyAddRR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Xor(mxKeyAlg1(mxKeyRotateLeftBits(mxKeySwapBitsD(changeDuplicatesC2(mxKeyAddRR(mxKeyXor(mxKeySwapBitsEE2(mxKeyAlg2(mxKeySwapMinors3(mxKeyRotEnc(mxKeyNot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changeDuplicatesB(mxKeyRotEnc2(mxKeyRotateLeftBits(changeDuplicates(mxKeySwapMinors3(changeDuplicatesC2(changeDuplicatesC2(mxKeySwapBitsG(mxKeyRotateLeftBits(mxKeyAlg2(mxKeyRotateLeftBits(mxKeyReverse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Alg1(mxKeyXorRR(changeDuplicatesC2(mxKeyRotateLeftBits(changeDuplicatesC2(mxKeyAddRR(mxKeyReverseBits(mxKeyXorRR(mxKeyNot(mxKeyRotateLeftBits(changeDuplicatesC2(mxKeyRotEnc2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B(changeDuplicatesC2(mxKeyReverseBits(mxKeySwapBitsRound(p2kproc3(mxKeyAlg1(changeDuplicatesC2(mxKeySwapBitsF(changeDuplicatesB(mxKeySwapBitsEE2(mxKeySwapBitsEE2(mxKeySwapBitsF(mxKeySwapBitsD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Xor(mxKeySwapBitsG(mxKeyXorB(mxKeyAddRR(mxKeySwapBitsEE2(mxKeySwapMinors3(mxKeySwapBitsE(mxKeyByBitEnc(mxKeySwapBitsF(mxKeySwapBitsF(mxKeySwapMinors3(mxKeyXorB(mxKeyAlg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AddRR(mxKeyReverse(changeDuplicatesC2(changeDuplicates(mxKeyRotEnc(mxKeyReverseBits(mxKeyReverseBits(p2kproc3(mxKeyRotEnc2(mxKeySwapBitsG(mxKeyReverse(mxKeyAddRR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p2kproc3(changeDuplicatesC2(mxKeyByBitEnc(mxKeyAlg2(mxKeySwapBitsE(mxKeySwapBitsE(changeDuplicates(mxKeyXor(mxKeyRotEnc(mxKeyXorRR(mxKeyAlg1(mxKeyReverseBits(changeDuplicatesB(mxKeyNot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Alg2(mxKeyXorB(mxKeyReverseBits(mxKeySwapBitsF(mxKeySwapBitsEE2(p2kproc3(mxKeyRotEnc(mxKeyRotEnc(mxKeySwapBitsEE2(changeDuplicatesC2(mxKeyRotEnc(mxKeyReverse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ReverseBits(p2kproc3(changeDuplicatesC2(mxKeyReverseBits(p2kproc3(mxKeySwapBitsEE2(mxKeyAlg2(mxKeySwapBitsEE2(mxKeyRotEnc(mxKeyRotateLeftBits(mxKeyXorB(mxKeyRotEnc(mxKeyXo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everseBits(mxKeyXorRR(mxKeyAlg2(mxKeyReverse(mxKeyXorRR(mxKeySwapBitsEE2(mxKeyRotEnc2(mxKeyAddRR(mxKeyNot(mxKeyXor(changeDuplicates(mxKeyNot(mxKeySwapMinors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F(mxKeyRotEnc2(mxKeySwapBitsE(changeDuplicates(mxKeyReverse(mxKeyRotEnc(mxKeyByBitEnc(mxKeySwapBitsRound(mxKeyNot(mxKeyNot(mxKeyAddRR(mxKeyReverse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SwapMinors3(changeDuplicatesB(mxKeyReverse(mxKeySwapBitsF(mxKeySwapBitsF(mxKeyAlg1(mxKeySwapBitsRound(mxKeyXorB(mxKeyByBitEnc(mxKeyRotateLeftBits(p2kproc3(mxKeySwapBitsRound(mxKeyAdd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Xor(mxKeySwapBitsG(mxKeySwapBitsRound(mxKeyRotEnc(mxKeySwapMinors3(mxKeyAddRR(p2kproc3(p2kproc3(mxKeySwapBitsG(mxKeyRotEnc2(mxKeySwapBitsD(changeDuplicatesC2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changeDuplicatesB(mxKeySwapBitsF(mxKeySwapBitsF(mxKeySwapMinors3(mxKeyXorB(mxKeyAddRR(mxKeyAlg2(mxKeySwapBitsE(mxKeyReverseBits(changeDuplicates(mxKeyXor(mxKeySwapBitsD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RotateLeftBits(mxKeyReverseBits(mxKeyAlg1(mxKeyReverseBits(mxKeySwapBitsRound(mxKeySwapBitsE(mxKeySwapBitsD(mxKeyRotEnc(mxKeyRotateLeftBits(mxKeySwapBitsD(mxKeyNot(changeDuplicatesB(mxKeyAlg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AddRR(mxKeySwapMinors3(mxKeyRotEnc(mxKeyReverseBits(mxKeySwapBitsD(p2kproc3(mxKeySwapBitsEE2(mxKeySwapBitsEE2(mxKeySwapBitsF(mxKeySwapMinors3(changeDuplicatesC2(mxKeyXorRR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F(p2kproc3(changeDuplicates(mxKeySwapMinors3(mxKeyRotateLeftBits(changeDuplicatesB(mxKeyReverseBits(mxKeySwapBitsG(changeDuplicatesB(changeDuplicatesB(mxKeyReverseBits(changeDuplicatesC2(mxKeyAlg2(mxKeyXo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Xor(mxKeyReverseBits(mxKeySwapBitsG(mxKeyAlg1(mxKeyRotEnc(mxKeyRotateLeftBits(changeDuplicates(mxKeySwapBitsE(mxKeyByBitEnc(mxKeyXor(mxKeyRotEnc2(changeDuplicatesB(changeDuplicates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Xor(mxKeySwapBitsF(mxKeyRotateLeftBits(mxKeySwapBitsEE2(changeDuplicatesC2(mxKeyNot(mxKeyRotEnc2(mxKeyAlg1(mxKeyXor(mxKeySwapBitsRound(mxKeySwapBitsRound(mxKeyAlg2(mxKeySwapBitsD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SwapBitsF(mxKeyXorB(mxKeyNot(mxKeyRotateLeftBits(mxKeySwapBitsF(mxKeyAddRR(mxKeySwapBitsG(changeDuplicatesC2(mxKeySwapBitsRound(mxKeyReverse(mxKeyRotEnc(mxKeyNot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SwapBitsF(mxKeySwapBitsRound(mxKeyReverseBits(mxKeySwapBitsE(p2kproc3(mxKeyXor(mxKeySwapBitsEE2(mxKeyByBitEnc(changeDuplicates(mxKeyXorB(mxKeySwapBitsE(changeDuplicates(mxKeySwapBitsF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RotEnc2(mxKeyRotEnc(mxKeySwapBitsF(mxKeyXorB(mxKeyXorRR(mxKeyRotEnc2(changeDuplicatesC2(mxKeyRotEnc2(mxKeyByBitEnc(mxKeySwapBitsE(mxKeySwapBitsRound(mxKeySwapMinors3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Alg1(mxKeyByBitEnc(mxKeyXorRR(mxKeySwapBitsEE2(p2kproc3(mxKeyAddRR(mxKeyAlg1(mxKeyAlg1(mxKeySwapBitsD(mxKeyAlg2(mxKeyReverse(mxKeyRotEnc(mxKeyXo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mxKeyRotEnc(mxKeyRotateLeftBits(mxKeyXor(mxKeyNot(mxKeyRotEnc2(mxKeySwapBitsD(mxKeyAlg2(mxKeyReverse(mxKeySwapBitsF(mxKeySwapBitsF(mxKeySwapMinors3(mxKeyReverseBits(mxKeyRotateLeft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changeDuplicates(mxKeySwapBitsG(changeDuplicatesB(changeDuplicatesB(mxKeyAlg2(mxKeySwapMinors3(mxKeyAlg2(mxKeyReverse(mxKeyXorB(mxKeySwapBitsEE2(mxKeyAddRR(mxKeyRotEnc2(changeDuplicates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Alg2(mxKeySwapBitsD(mxKeySwapBitsEE2(mxKeyXor(mxKeySwapBitsRound(mxKeySwapBitsEE2(mxKeyXorRR(mxKeySwapBitsEE2(mxKeySwapBitsF(mxKeyXorB(changeDuplicatesC2(changeDuplicates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mxKeySwapBitsEE2(mxKeySwapBitsE(mxKeySwapBitsD(changeDuplicatesC2(mxKeySwapBitsRound(mxKeyXor(mxKeyXorRR(mxKeySwapBitsF(changeDuplicates(mxKeyXorB(p2kproc3(changeDuplicatesB(mxKeySwapBitsF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SwapBitsF(mxKeyAddRR(mxKeySwapBitsD(mxKeyReverse(mxKeyAddRR(p2kproc3(mxKeyXor(mxKeySwapBitsEE2(mxKeyXorB(mxKeyReverse(mxKeyByBitEnc(mxKeySwapBitsF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RotEnc(mxKeyAddRR(mxKeySwapBitsD(changeDuplicatesC2(p2kproc3(changeDuplicatesB(mxKeyRotEnc2(changeDuplicatesC2(mxKeySwapBitsRound(changeDuplicates(mxKeyXorB(mxKeyByBitEnc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SwapBitsEE2(mxKeyRotEnc2(changeDuplicatesC2(mxKeySwapBitsE(mxKeySwapBitsRound(mxKeyReverse(mxKeyByBitEnc(mxKeyAlg1(mxKeyReverse(mxKeyAlg1(mxKeyRotEnc2(changeDuplicatesC2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wapBitsE(mxKeyNot(mxKeyNot(mxKeySwapBitsE(mxKeySwapBitsE(mxKeyAlg1(changeDuplicatesB(mxKeyReverseBits(changeDuplicatesB(mxKeyXorRR(mxKeySwapBitsE(mxKeyAddRR(mxKeyRotEnc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changeDuplicatesB(changeDuplicatesB(mxKeyReverse(mxKeyRotateLeftBits(mxKeySwapBitsRound(mxKeyAlg1(mxKeySwapBitsE(mxKeyRotateLeftBits(mxKeyNot(changeDuplicatesB(mxKeyRotEnc2(mxKeyRotateLeftBits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changeDuplicatesC2(changeDuplicates(mxKeyNot(mxKeyRotateLeftBits(mxKeyReverseBits(mxKeyXor(mxKeyRotEnc(changeDuplicatesB(mxKeySwapBitsF(mxKeySwapBitsF(mxKeyAlg2(mxKeyXorB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SwapBitsD(mxKeySwapBitsRound(mxKeySwapMinors3(p2kproc3(mxKeySwapBitsD(mxKeyNot(mxKeyReverseBits(mxKeySwapBitsF(mxKeySwapBitsF(mxKeySwapBitsRound(mxKeySwapBitsRound(mxKeySwapBitsG(mxKeySwapBitsRoun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ReverseBits(p2kproc3(mxKeyAddRR(changeDuplicates(mxKeyNot(mxKeySwapBitsRound(mxKeySwapBitsEE2(mxKeySwapBitsE(changeDuplicatesB(mxKeyAlg2(mxKeySwapBitsE(mxKeyXorB(mxKeyAdd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SwapBitsE(mxKeyByBitEnc(mxKeyByBitEnc(mxKeySwapBitsE(mxKeySwapBitsRound(mxKeyXorRR(mxKeyReverse(mxKeyNot(mxKeySwapBitsG(mxKeyXorB(mxKeyByBitEnc(mxKeyXorRR(mxKeyRotateLeft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Not(mxKeyRotEnc(mxKeySwapBitsEE2(mxKeyByBitEnc(mxKeyRotateLeftBits(mxKeyReverse(mxKeyXor(mxKeyAlg1(mxKeyXor(mxKeyReverseBits(mxKeyByBitEnc(mxKeySwapMinors3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RotateLeftBits(changeDuplicatesB(mxKeySwapBitsE(mxKeyAddRR(changeDuplicatesB(p2kproc3(mxKeySwapMinors3(mxKeyAlg2(changeDuplicatesC2(mxKeySwapBitsEE2(mxKeyAlg2(mxKeyRotEnc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changeDuplicatesC2(mxKeyReverseBits(changeDuplicatesB(mxKeyXorRR(mxKeyByBitEnc(mxKeyRotEnc(mxKeyXorRR(mxKeySwapBitsD(mxKeySwapMinors3(mxKeyAlg1(mxKeyAlg2(mxKeyAddRR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XorRR(mxKeySwapBitsG(changeDuplicatesC2(mxKeySwapBitsRound(mxKeyRotateLeftBits(mxKeyReverseBits(mxKeySwapMinors3(mxKeyReverseBits(mxKeySwapBitsRound(mxKeyXor(mxKeySwapBitsD(mxKeyRotEnc(mxKeyAlg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RotEnc(p2kproc3(mxKeyRotEnc2(mxKeySwapMinors3(mxKeySwapMinors3(mxKeySwapBitsF(mxKeySwapBitsE(mxKeyRotEnc2(mxKeySwapBitsE(mxKeyAddRR(mxKeyXorRR(mxKeyAlg2(mxKeyRotEn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changeDuplicates(mxKeyRotEnc2(mxKeyXorRR(mxKeyXorRR(p2kproc3(mxKeyRotEnc(mxKeyXor(mxKeyAlg1(mxKeyReverse(mxKeySwapBitsF(mxKeyAlg2(changeDuplicatesB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mxKeyXorRR(changeDuplicates(changeDuplicatesB(mxKeyRotEnc2(mxKeyRotEnc(mxKeyNot(mxKeyXor(mxKeyAlg2(mxKeyRotEnc(p2kproc3(mxKeyXor(mxKeyByBitEnc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Xor(mxKeySwapMinors3(mxKeySwapBitsF(mxKeyAlg1(mxKeyNot(mxKeySwapMinors3(mxKeyNot(mxKeySwapBitsD(mxKeyXor(mxKeySwapMinors3(changeDuplicatesB(mxKeySwapBitsF(mxKeyReverse(mxKeySwapBitsD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SwapBitsD(mxKeySwapMinors3(mxKeySwapMinors3(mxKeyXorB(mxKeyRotateLeftBits(mxKeyXor(mxKeyAddRR(mxKeyNot(mxKeyXorRR(changeDuplicatesB(mxKeyNot(mxKeySwapBitsE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AddRR(mxKeyReverse(p2kproc3(mxKeyByBitEnc(changeDuplicatesB(mxKeySwapBitsEE2(mxKeySwapBitsRound(mxKeySwapBitsEE2(mxKeyRotEnc(mxKeySwapMinors3(mxKeyNot(mxKeyAlg1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changeDuplicates(mxKeySwapBitsD(p2kproc3(mxKeySwapBitsRound(mxKeyRotEnc(mxKeyRotEnc(mxKeySwapBitsD(mxKeySwapBitsE(mxKeySwapBitsF(mxKeySwapBitsD(p2kproc3(changeDuplicates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Round(mxKeyXor(mxKeySwapBitsG(mxKeySwapBitsD(mxKeyXorB(changeDuplicatesC2(mxKeyXorRR(mxKeySwapBitsF(mxKeyByBitEnc(mxKeySwapBitsE(mxKeyNot(mxKeySwapBitsE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changeDuplicatesC2(mxKeySwapBitsEE2(mxKeyReverseBits(mxKeyByBitEnc(mxKeyNot(mxKeyAlg1(mxKeySwapBitsF(mxKeyXorB(mxKeyAddRR(changeDuplicatesB(mxKeyXorB(mxKeyNot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BitsE(mxKeyAddRR(mxKeySwapBitsD(mxKeyRotEnc(mxKeyAlg1(mxKeyRotateLeftBits(mxKeyAlg2(mxKeyRotateLeftBits(mxKeySwapBitsF(mxKeyByBitEnc(changeDuplicates(mxKeyAddRR(mxKeyRotEnc2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SwapBitsD(changeDuplicatesB(mxKeySwapMinors3(mxKeyReverseBits(mxKeyRotEnc(mxKeyXorRR(mxKeyReverseBits(mxKeySwapBitsEE2(mxKeyRotateLeftBits(mxKeyAlg2(mxKeySwapBitsEE2(changeDuplicates(changeDuplicates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changeDuplicatesC2(mxKeyReverse(mxKeyXorB(mxKeyByBitEnc(mxKeyAlg1(mxKeySwapBitsF(mxKeyByBitEnc(mxKeyByBitEnc(mxKeyXor(mxKeyAlg2(mxKeySwapBitsF(p2kproc3(mxKeyXorB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Alg2(mxKeyRotateLeftBits(mxKeyByBitEnc(changeDuplicates(mxKeyXor(mxKeyAddRR(mxKeyXor(changeDuplicates(mxKeyByBitEnc(mxKeyRotateLeftBits(mxKeyXorB(mxKeyAlg2(changeDuplicatesB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ReverseBits(mxKeySwapBitsRound(mxKeyRotEnc(changeDuplicatesB(mxKeySwapBitsRound(mxKeySwapBitsEE2(changeDuplicatesB(mxKeySwapBitsF(mxKeyRotateLeftBits(mxKeyAddRR(changeDuplicatesB(mxKeyReverseBits(mxKeyReverseBits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mxKeySwapBitsE(mxKeyByBitEnc(mxKeyRotateLeftBits(changeDuplicates(changeDuplicates(mxKeyReverseBits(mxKeyXorRR(mxKeyAlg1(mxKeySwapBitsE(mxKeySwapBitsEE2(mxKeyRotateLeftBits(mxKeySwapBitsRound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RotEnc2(mxKeyRotEnc2(mxKeyRotateLeftBits(mxKeyRotEnc(mxKeySwapMinors3(mxKeyReverseBits(mxKeyReverse(mxKeyAlg1(mxKeySwapBitsE(mxKeyReverseBits(mxKeyAddRR(mxKeyXor(mxKeyRotEnc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XorB(changeDuplicatesB(changeDuplicatesB(mxKeyAlg1(mxKeyAddRR(mxKeyAlg1(mxKeyByBitEnc(mxKeySwapMinors3(mxKeyReverseBits(mxKeyAlg1(mxKeyAddRR(mxKeyReverseBits(mxKeyNot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BitsE(mxKeyReverseBits(changeDuplicates(mxKeySwapBitsRound(mxKeySwapBitsE(mxKeySwapBitsRound(mxKeyRotEnc2(mxKeyXorRR(mxKeyXor(changeDuplicatesB(changeDuplicates(changeDuplicatesB(mxKeySwapBitsE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p2kproc3(mxKeyAddRR(mxKeySwapBitsF(mxKeyReverseBits(mxKeyReverse(mxKeyReverse(mxKeyXor(mxKeySwapBitsRound(mxKeyAlg2(changeDuplicatesB(changeDuplicatesB(mxKeyNot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p2kproc3(mxKeyXor(mxKeyRotEnc(mxKeyRotEnc(mxKeyNot(mxKeyReverse(mxKeySwapBitsF(mxKeyAddRR(mxKeyAlg1(mxKeySwapMinors3(mxKeyNot(mxKeyRotEnc2(changeDuplicate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SwapBitsF(mxKeyXorB(mxKeyAddRR(mxKeyXorB(mxKeyXorRR(mxKeySwapBitsD(mxKeySwapBitsD(changeDuplicates(mxKeySwapBitsD(mxKeyRotEnc2(mxKeyAddRR(mxKeyXor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ByBitEnc(mxKeyAlg1(mxKeyXorB(mxKeySwapBitsF(mxKeyAddRR(changeDuplicatesB(mxKeySwapBitsD(changeDuplicates(mxKeyAlg2(mxKeyAlg2(mxKeySwapBitsRound(mxKeySwapBitsG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ByBitEnc(mxKeyByBitEnc(mxKeyXorRR(mxKeySwapBitsG(changeDuplicates(mxKeyRotateLeftBits(mxKeyRotEnc2(mxKeySwapBitsF(changeDuplicatesB(mxKeySwapMinors3(changeDuplicates(mxKeyRotEnc2(mxKeySwapBitsF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changeDuplicatesB(mxKeyAddRR(mxKeyXor(mxKeyAlg1(mxKeySwapMinors3(mxKeySwapMinors3(mxKeyAddRR(mxKeyByBitEnc(mxKeyRotEnc2(changeDuplicatesC2(changeDuplicatesC2(changeDuplicatesC2(mxKeySwapBitsE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RotateLeftBits(mxKeyNot(mxKeyReverse(mxKeyReverse(changeDuplicates(changeDuplicatesB(mxKeyByBitEnc(mxKeyAlg1(mxKeySwapMinors3(changeDuplicatesC2(mxKeySwapBitsEE2(changeDuplicates(mxKeySwapBit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XorB(mxKeyReverse(mxKeyByBitEnc(changeDuplicatesC2(mxKeyAlg2(mxKeyXor(changeDuplicatesC2(changeDuplicatesC2(mxKeyByBitEnc(mxKeyAlg2(mxKeySwapBitsG(mxKeySwapBitsF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p2kproc3(mxKeyXorRR(mxKeySwapBitsE(mxKeyAddRR(mxKeyRotEnc(mxKeySwapBitsEE2(mxKeySwapBitsE(mxKeySwapBitsF(mxKeySwapBitsEE2(mxKeyAlg2(mxKeyRotEnc2(mxKeyAddRR(changeDuplicatesB(mxKeyRever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RotateLeftBits(mxKeyXorB(changeDuplicatesB(mxKeyRotEnc(mxKeySwapBitsG(mxKeyXorB(p2kproc3(changeDuplicates(mxKeyRotateLeftBits(changeDuplicatesB(mxKeyXorRR(mxKeyRotEnc2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SwapBitsG(mxKeySwapBitsE(mxKeySwapMinors3(mxKeyAlg2(mxKeyXorB(mxKeySwapMinors3(mxKeySwapBitsEE2(mxKeySwapBitsF(mxKeyByBitEnc(mxKeyXor(p2kproc3(mxKeyXorB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Enc2(mxKeyXorB(mxKeySwapBitsF(mxKeyXorRR(mxKeyNot(mxKeyAddRR(mxKeySwapBitsG(mxKeySwapBitsD(mxKeyRotEnc(mxKeyReverseBits(mxKeyNot(mxKeySwapBitsRound(mxKeyRotEn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otEnc2(mxKeyRotEnc2(mxKeySwapBitsD(mxKeyReverse(mxKeyNot(changeDuplicates(mxKeySwapBitsRound(mxKeySwapBitsE(changeDuplicates(mxKeyReverse(changeDuplicatesC2(mxKeyReverse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AddRR(mxKeyReverse(mxKeySwapBitsF(changeDuplicatesC2(mxKeySwapBitsRound(mxKeyRotEnc2(mxKeySwapBitsE(mxKeyAlg1(mxKeyByBitEnc(mxKeySwapMinors3(changeDuplicatesC2(mxKeyAlg1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Not(mxKeyRotateLeftBits(mxKeyRotateLeftBits(mxKeyAlg2(mxKeySwapBitsEE2(changeDuplicatesB(changeDuplicatesC2(changeDuplicatesB(mxKeyReverse(mxKeyNot(changeDuplicatesC2(mxKeyXorRR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changeDuplicates(mxKeyXor(mxKeyAlg1(mxKeyAlg1(changeDuplicatesB(mxKeySwapBitsE(mxKeySwapBitsG(changeDuplicates(mxKeySwapBitsEE2(mxKeyAddRR(mxKeySwapMinors3(mxKeyReverse(mxKeyRotateLeftBit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G(mxKeySwapMinors3(mxKeyAlg1(mxKeySwapMinors3(changeDuplicatesC2(mxKeyReverse(mxKeyNot(mxKeyXorRR(mxKeyXor(mxKeyXorRR(mxKeySwapBitsEE2(mxKeySwapBitsG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SwapBitsEE2(mxKeyAlg2(changeDuplicates(changeDuplicates(mxKeyAddRR(mxKeyAlg1(mxKeyXorB(mxKeyAlg2(mxKeyReverse(mxKeyRotateLeftBits(mxKeyXor(p2kproc3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Reverse(changeDuplicates(mxKeyReverseBits(changeDuplicatesC2(p2kproc3(mxKeyRotEnc(mxKeySwapBitsG(mxKeyReverseBits(mxKeySwapBitsRound(mxKeyXor(mxKeySwapMinors3(mxKeyNot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changeDuplicatesC2(mxKeyXorB(changeDuplicates(mxKeySwapMinors3(mxKeyReverseBits(mxKeyReverse(mxKeyRotateLeftBits(mxKeySwapBitsG(mxKeySwapBitsF(mxKeySwapMinors3(mxKeySwapBitsG(mxKeySwapBitsE(mxKeySwapBitsD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Alg2(changeDuplicatesC2(mxKeySwapBitsD(mxKeySwapBitsG(changeDuplicatesB(mxKeySwapBitsRound(mxKeyXorB(mxKeyXorRR(mxKeyAlg1(mxKeyAlg2(mxKeyAddRR(changeDuplicatesB(mxKeySwapBitsG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Not(p2kproc3(mxKeyAddRR(mxKeyRotateLeftBits(mxKeySwapMinors3(mxKeyXor(mxKeySwapBitsEE2(mxKeyAlg1(changeDuplicatesB(mxKeyReverse(mxKeyReverseBits(mxKeyReverseBits(p2kproc3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SwapBitsF(mxKeyReverse(mxKeyXorB(mxKeyReverseBits(mxKeyReverseBits(mxKeySwapBitsEE2(p2kproc3(changeDuplicates(changeDuplicatesB(mxKeyXorRR(mxKeySwapBitsG(mxKeyXor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Reverse(p2kproc3(mxKeySwapMinors3(mxKeySwapBitsD(mxKeyByBitEnc(mxKeySwapMinors3(mxKeyRotateLeftBits(mxKeyXor(mxKeySwapBitsF(mxKeySwapBitsE(mxKeyRotEnc2(mxKeyRotateLeftBits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SwapBitsD(mxKeyXorB(mxKeyXor(changeDuplicatesB(mxKeySwapBitsD(mxKeyReverseBits(mxKeySwapBitsG(mxKeyRotateLeftBits(mxKeyRotEnc(mxKeyXor(mxKeyReverse(mxKeySwapBitsE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EE2(mxKeyXorB(changeDuplicatesB(mxKeyRotateLeftBits(mxKeyRotEnc2(mxKeyReverseBits(mxKeyAlg2(mxKeyRotateLeftBits(changeDuplicatesC2(changeDuplicatesC2(changeDuplicates(changeDuplicatesB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Round(mxKeySwapBitsF(mxKeySwapMinors3(mxKeyAddRR(mxKeySwapMinors3(mxKeySwapBitsD(mxKeySwapBitsF(changeDuplicatesC2(changeDuplicatesB(mxKeyAlg2(mxKeyReverseBits(mxKeySwapBitsD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SwapBitsEE2(mxKeyRotEnc2(mxKeyReverseBits(mxKeySwapMinors3(mxKeySwapMinors3(mxKeySwapBitsE(mxKeySwapBitsF(mxKeySwapBitsG(mxKeySwapBitsE(mxKeySwapBitsG(mxKeyRotEnc(p2kproc3(changeDuplicatesB(mxKeySwapBitsD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changeDuplicates(changeDuplicatesB(mxKeyXorRR(mxKeyRotateLeftBits(mxKeySwapBitsRound(mxKeyRotateLeftBits(p2kproc3(changeDuplicatesB(mxKeyByBitEnc(mxKeyReverse(changeDuplicatesB(mxKeyRotEnc2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AddRR(mxKeySwapBitsRound(mxKeyXorRR(mxKeyRotEnc2(mxKeyReverseBits(mxKeyNot(mxKeyXorB(mxKeySwapMinors3(mxKeySwapBitsD(p2kproc3(mxKeyXorB(mxKeyNot(changeDuplicatesB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BitsEE2(mxKeyXorB(p2kproc3(mxKeySwapBitsD(mxKeySwapBitsF(mxKeyNot(mxKeySwapBitsG(mxKeySwapMinors3(mxKeyByBitEnc(mxKeyByBitEnc(mxKeySwapBitsF(mxKeyXor(mxKeyXor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F(changeDuplicates(mxKeyAlg1(mxKeyRotateLeftBits(mxKeySwapBitsE(mxKeyRotateLeftBits(mxKeyRotEnc2(mxKeySwapBitsE(mxKeyReverseBits(mxKeyXorB(mxKeyAlg2(changeDuplicatesB(mxKeySwapBitsG(mxKeySwapBitsD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AddRR(mxKeyXorB(mxKeyAlg2(p2kproc3(changeDuplicates(mxKeyByBitEnc(changeDuplicates(mxKeySwapBitsEE2(mxKeySwapBitsD(mxKeyAlg1(mxKeyByBitEnc(mxKeySwapBitsRound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(mxKeyReverseBits(mxKeyXorB(mxKeyAlg1(mxKeySwapMinors3(mxKeyReverse(mxKeyNot(mxKeyReverseBits(mxKeyNot(changeDuplicatesB(p2kproc3(mxKeySwapBitsF(mxKeyAlg2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changeDuplicatesB(changeDuplicatesC2(mxKeySwapBitsEE2(mxKeySwapBitsEE2(mxKeyAlg1(mxKeyAlg2(changeDuplicatesB(mxKeySwapBitsEE2(changeDuplicates(mxKeyAlg1(mxKeyAlg2(mxKeyXorRR(mxKeyAlg1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SwapBitsEE2(mxKeySwapBitsG(changeDuplicatesB(mxKeyXorRR(mxKeyByBitEnc(mxKeyAlg1(mxKeyXorRR(changeDuplicatesC2(mxKeySwapMinors3(mxKeyXor(mxKeyNot(mxKeySwapBitsF(mxKeyXor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XorRR(mxKeySwapMinors3(mxKeySwapBitsF(mxKeyReverseBits(changeDuplicatesB(mxKeyAlg2(mxKeySwapBitsF(mxKeySwapBitsD(changeDuplicatesB(p2kproc3(mxKeyXor(mxKeyNot(mxKeyAlg1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EE2(mxKeyRotEnc(mxKeyRotEnc(mxKeyXorB(changeDuplicatesB(mxKeyRotEnc(mxKeyReverseBits(mxKeyAlg2(p2kproc3(mxKeyReverse(mxKeyRotEnc2(mxKeyReverseBits(changeDuplicatesB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Reverse(mxKeySwapBitsF(changeDuplicatesC2(mxKeySwapMinors3(mxKeySwapBitsG(mxKeySwapBitsG(mxKeyXor(mxKeySwapBitsG(mxKeyXorRR(changeDuplicatesC2(changeDuplicates(mxKeyNot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XorRR(mxKeyRotEnc2(mxKeyByBitEnc(mxKeySwapBitsG(mxKeySwapMinors3(mxKeySwapBitsD(mxKeyRotEnc(mxKeyXorRR(mxKeySwapBitsF(mxKeySwapBitsE(mxKeySwapBitsRound(mxKeySwapBitsD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changeDuplicatesB(mxKeySwapBitsF(mxKeyXorB(mxKeyAlg1(changeDuplicatesB(mxKeySwapBitsRound(mxKeySwapBitsE(mxKeyReverseBits(mxKeyRotEnc2(mxKeyReverse(mxKeySwapBitsEE2(mxKeyRotateLeftBits(mxKeyByBi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SwapBitsEE2(changeDuplicates(mxKeySwapBitsRound(mxKeySwapMinors3(mxKeyRotEnc2(mxKeySwapBitsE(mxKeyReverseBits(mxKeySwapBitsE(mxKeySwapBitsE(mxKeySwapMinors3(mxKeyXor(changeDuplicates(mxKeySwapBitsD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SwapBitsD(mxKeySwapBitsEE2(mxKeyReverse(mxKeyReverseBits(mxKeySwapBitsD(mxKeyAlg2(mxKeySwapBitsG(mxKeyRotEnc2(mxKeyRotEnc(changeDuplicatesC2(mxKeyReverseBits(mxKeyReverse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Not(changeDuplicatesB(mxKeySwapBitsE(mxKeyRotEnc(mxKeyXorRR(mxKeyAlg1(mxKeySwapBitsG(p2kproc3(mxKeyReverseBits(changeDuplicatesC2(mxKeyAddRR(mxKeyXorB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ateLeftBits(mxKeyAlg1(changeDuplicates(mxKeyRotateLeftBits(mxKeySwapBitsG(mxKeyXorB(mxKeyXorRR(mxKeyByBitEnc(mxKeyAlg1(changeDuplicatesC2(mxKeyRotEnc2(mxKeySwapBitsE(mxKeyReverse(changeDuplicatesB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SwapBitsG(mxKeySwapBitsEE2(changeDuplicatesC2(mxKeyXor(mxKeySwapBitsD(mxKeySwapBitsEE2(changeDuplicates(mxKeyNot(mxKeySwapBitsEE2(mxKeySwapBitsEE2(mxKeyAlg1(changeDuplicatesB(mxKeyNot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RotEnc(changeDuplicates(mxKeyNot(mxKeySwapBitsD(mxKeySwapBitsE(changeDuplicates(changeDuplicatesB(mxKeyRotEnc2(changeDuplicatesB(changeDuplicatesB(mxKeyRotateLeftBits(mxKeyXor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B(mxKeyXorRR(mxKeyAlg1(p2kproc3(mxKeyXorRR(mxKeySwapBitsD(mxKeyXorB(mxKeyAddRR(mxKeyRotEnc(mxKeySwapBitsRound(mxKeyAddRR(changeDuplicatesC2(changeDuplicatesB(mxKeyNot(mxKeyReverse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ReverseBits(mxKeyAlg1(changeDuplicatesC2(mxKeyRotateLeftBits(mxKeySwapBitsG(changeDuplicatesC2(mxKeyReverseBits(mxKeyAlg1(changeDuplicatesC2(mxKeyReverseBits(mxKeyAlg1(mxKeyReverse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p2kproc3(mxKeyRotEnc2(mxKeySwapBitsG(mxKeyAlg2(mxKeyXorB(mxKeyRotEnc(mxKeyReverseBits(mxKeyXor(mxKeyByBitEnc(mxKeyAlg2(mxKeyRotEnc2(mxKeySwapBitsE(mxKeyReverse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RotateLeftBits(mxKeyRotEnc2(mxKeySwapBitsF(mxKeySwapBitsE(mxKeyAddRR(mxKeyAlg2(mxKeyReverse(mxKeyNot(mxKeySwapBitsRound(mxKeyRotEnc2(mxKeyAddRR(changeDuplicatesB(mxKeySwapBits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ByBitEnc(p2kproc3(mxKeyXorB(mxKeyAlg1(mxKeySwapBitsF(mxKeyXor(mxKeyRotateLeftBits(mxKeyRotEnc(mxKeyXorB(mxKeySwapMinors3(mxKeyXorB(mxKeySwapBitsF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changeDuplicatesB(mxKeySwapBitsG(mxKeyXorRR(mxKeyAlg1(mxKeyXorRR(mxKeyByBitEnc(mxKeyRotEnc2(mxKeyNot(mxKeySwapBitsEE2(mxKeyReverse(mxKeySwapBitsF(mxKeyAddRR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SwapBitsRound(mxKeySwapBitsG(changeDuplicates(changeDuplicatesB(mxKeyRotEnc(mxKeyXorB(mxKeyRotEnc(mxKeyRotateLeftBits(mxKeyAlg1(mxKeySwapBitsD(mxKeySwapBitsRound(mxKeyReverse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Not(mxKeyReverseBits(mxKeyAlg1(mxKeyNot(changeDuplicatesC2(mxKeyAlg1(changeDuplicatesB(mxKeyRotEnc2(mxKeyAlg1(mxKeyAlg1(mxKeyAlg2(mxKeyRotEnc(changeDuplicates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Reverse(mxKeyRotEnc2(mxKeyNot(mxKeyAddRR(mxKeySwapMinors3(mxKeySwapBitsRound(mxKeySwapBitsF(mxKeyAlg1(changeDuplicatesC2(changeDuplicatesC2(changeDuplicatesB(changeDuplicatesB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XorB(p2kproc3(mxKeyAlg1(mxKeyXorRR(mxKeyAddRR(mxKeySwapBitsEE2(mxKeySwapBitsG(mxKeyAlg2(mxKeyReverseBits(mxKeyAlg1(changeDuplicates(mxKeyRotEnc(changeDuplicates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Alg1(mxKeySwapBitsRound(mxKeyRotateLeftBits(mxKeyRotateLeftBits(changeDuplicatesC2(mxKeyRotateLeftBits(changeDuplicatesB(mxKeyReverse(mxKeyRotEnc2(mxKeyAlg2(mxKeyAlg1(changeDuplicates(mxKeySwapBits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RotEnc(changeDuplicates(mxKeySwapBitsF(mxKeySwapBitsG(mxKeyAddRR(mxKeyRotEnc2(mxKeySwapBitsRound(mxKeyAlg2(changeDuplicates(mxKeyReverse(mxKeyReverse(mxKeyAlg1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SwapBitsG(mxKeyByBitEnc(mxKeyXorB(mxKeyAlg1(mxKeySwapBitsRound(mxKeyNot(mxKeyReverseBits(mxKeyByBitEnc(mxKeyReverse(mxKeyXorB(mxKeyXorB(mxKeyAlg2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Minors3(mxKeyReverse(mxKeyAddRR(mxKeyXor(mxKeyRotEnc(mxKeyByBitEnc(changeDuplicates(mxKeyByBitEnc(mxKeyRotEnc(changeDuplicatesC2(mxKeyNot(changeDuplicatesC2(mxKeyNot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AddRR(p2kproc3(mxKeyRotEnc(mxKeySwapBitsD(mxKeySwapBitsG(mxKeyXor(mxKeyReverseBits(mxKeyXor(mxKeyXorRR(p2kproc3(mxKeyRotateLeftBits(changeDuplicates(mxKeyAdd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SwapBitsE(mxKeyRotateLeftBits(mxKeyXor(mxKeySwapBitsE(mxKeyNot(changeDuplicates(mxKeyXorRR(mxKeyAddRR(mxKeySwapBitsF(mxKeyByBitEnc(mxKeyRotEnc(changeDuplicatesB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XorB(mxKeyAlg2(mxKeySwapBitsRound(mxKeyByBitEnc(mxKeyReverseBits(mxKeyRotateLeftBits(mxKeyXorB(changeDuplicates(mxKeySwapBitsRound(mxKeyNot(mxKeyRotEnc2(mxKeyXorB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RotEnc2(mxKeySwapBitsG(mxKeyReverseBits(mxKeySwapBitsEE2(mxKeyRotateLeftBits(mxKeySwapBitsE(mxKeySwapBitsG(mxKeyAlg1(changeDuplicatesC2(mxKeyXorRR(changeDuplicates(mxKeyAlg1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SwapBitsD(mxKeyAddRR(mxKeyAlg1(changeDuplicates(mxKeySwapBitsG(p2kproc3(changeDuplicates(mxKeyXorB(p2kproc3(mxKeyReverseBits(mxKeyReverse(mxKeyXorRR(mxKeyReverse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EE2(mxKeyReverse(mxKeyXor(mxKeySwapMinors3(mxKeyReverseBits(mxKeyAddRR(p2kproc3(mxKeyAddRR(mxKeyRotEnc(mxKeyReverseBits(mxKeyReverse(mxKeyXor(mxKeyRever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changeDuplicatesC2(mxKeyNot(mxKeySwapMinors3(mxKeyRotEnc2(changeDuplicatesB(mxKeyNot(mxKeySwapMinors3(mxKeyReverseBits(mxKeySwapMinors3(mxKeyAlg1(mxKeyReverseBits(changeDuplicates(mxKeyNot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Alg1(p2kproc3(mxKeyAlg1(p2kproc3(mxKeyByBitEnc(changeDuplicatesC2(mxKeySwapBitsE(mxKeySwapBitsD(mxKeyReverseBits(mxKeySwapBitsEE2(mxKeyAlg1(mxKeySwapBitsE(mxKeyNot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F(mxKeySwapBitsE(mxKeyRotEnc(mxKeyReverseBits(mxKeyRotateLeftBits(mxKeyAlg1(mxKeyAlg2(mxKeyAlg1(mxKeyXor(mxKeySwapBitsF(mxKeyRotEnc2(mxKeyNot(changeDuplicatesB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AddRR(mxKeySwapBitsG(changeDuplicatesB(mxKeyReverse(mxKeyNot(mxKeyByBitEnc(mxKeyReverseBits(mxKeyReverseBits(changeDuplicatesC2(changeDuplicatesC2(mxKeySwapBitsG(changeDuplicatesB(mxKeyReverse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RotateLeftBits(mxKeyXorRR(mxKeySwapMinors3(mxKeyByBitEnc(mxKeyXorB(mxKeyReverse(changeDuplicatesC2(mxKeyAlg1(mxKeyXorB(mxKeyReverseBits(mxKeyReverseBits(mxKeyRotEnc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SwapBitsF(mxKeyReverseBits(mxKeyRotateLeftBits(changeDuplicatesB(changeDuplicatesB(mxKeyReverse(mxKeyByBitEnc(mxKeySwapBitsEE2(mxKeyReverse(p2kproc3(mxKeyAlg2(mxKeyReverseBits(mxKeyNot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Alg2(mxKeySwapMinors3(mxKeySwapBitsD(mxKeySwapBitsG(mxKeyAlg2(p2kproc3(mxKeyXor(mxKeyRotateLeftBits(mxKeySwapBitsG(mxKeyAddRR(mxKeyRotateLeftBits(mxKeySwapBitsG(mxKeyReverse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Alg2(mxKeyNot(mxKeySwapBitsG(mxKeyRotEnc(mxKeyXor(mxKeyXor(mxKeySwapBitsRound(mxKeyRotEnc2(mxKeyByBitEnc(mxKeyAlg2(mxKeySwapBitsD(mxKeyNot(changeDuplicatesB(mxKeyRotateLeft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RotEnc2(mxKeySwapBitsE(mxKeyReverse(mxKeySwapMinors3(mxKeyNot(mxKeyByBitEnc(mxKeySwapBitsEE2(changeDuplicatesB(mxKeyRotEnc2(mxKeyRotEnc(mxKeyByBitEnc(mxKeySwapMinors3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(mxKeyByBitEnc(mxKeyNot(mxKeySwapBitsRound(mxKeyByBitEnc(mxKeyReverseBits(mxKeyByBitEnc(mxKeyAddRR(mxKeyAlg1(mxKeySwapBitsEE2(p2kproc3(mxKeyAddRR(mxKeyReverseBits(changeDuplicatesB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Not(mxKeyByBitEnc(mxKeyNot(mxKeyAddRR(mxKeyAlg1(mxKeySwapBitsE(mxKeyRotateLeftBits(mxKeySwapBitsG(mxKeyAlg1(mxKeyRotateLeftBits(mxKeyRotEnc2(changeDuplicates(changeDuplicatesB(mxKeyReverseBits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XorB(mxKeyXor(mxKeyRotEnc(mxKeyReverse(mxKeyAlg2(mxKeyAlg2(mxKeyReverse(mxKeyByBitEnc(mxKeyRotEnc2(changeDuplicates(mxKeyXor(mxKeyNot(mxKeySwapBitsEE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SwapMinors3(mxKeyRotateLeftBits(mxKeySwapBitsRound(mxKeyByBitEnc(mxKeyReverseBits(mxKeyAddRR(mxKeySwapBitsEE2(mxKeyXor(mxKeySwapBitsF(mxKeySwapBitsG(changeDuplicates(mxKeyXorRR(p2kproc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Round(mxKeySwapBitsG(changeDuplicatesB(mxKeyReverseBits(changeDuplicatesB(mxKeyRotEnc2(mxKeyRotEnc(mxKeyByBitEnc(mxKeyAddRR(changeDuplicatesC2(mxKeySwapBitsEE2(mxKeyRotateLeftBits(changeDuplicates(mxKeySwapBitsG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changeDuplicates(mxKeyAlg1(p2kproc3(mxKeySwapBitsG(mxKeyXor(mxKeySwapBitsD(mxKeyNot(mxKeySwapBitsRound(mxKeySwapBitsE(mxKeySwapBitsEE2(mxKeySwapBitsRound(changeDuplicatesC2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Not(p2kproc3(mxKeyAddRR(mxKeyReverse(mxKeyReverseBits(changeDuplicates(mxKeySwapBitsRound(mxKeyXorB(mxKeyReverse(mxKeyXorB(mxKeyAlg2(changeDuplicatesB(mxKeyRotEn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SwapBitsD(mxKeyAlg2(changeDuplicates(changeDuplicatesC2(changeDuplicates(mxKeyByBitEnc(mxKeySwapBitsG(changeDuplicates(mxKeyRotEnc(changeDuplicates(mxKeyXorB(mxKeyRotEnc(mxKeyRotEnc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(mxKeyRotateLeftBits(mxKeyReverseBits(mxKeyNot(mxKeyAddRR(mxKeyReverseBits(mxKeyXor(mxKeyXorB(mxKeySwapBitsRound(mxKeyRotEnc(mxKeyRotateLeftBits(mxKeySwapBitsRound(mxKeySwapBitsG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F(mxKeyNot(mxKeySwapMinors3(mxKeyRotEnc2(mxKeyRotateLeftBits(mxKeyNot(mxKeyXor(mxKeyReverse(mxKeySwapBitsD(mxKeyXorRR(mxKeyAlg2(changeDuplicates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changeDuplicates(mxKeyXorB(mxKeyXor(mxKeyByBitEnc(mxKeySwapBitsG(mxKeyReverse(mxKeyRotEnc(mxKeySwapBitsEE2(changeDuplicatesB(changeDuplicatesC2(changeDuplicates(changeDuplicatesB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p2kproc3(mxKeySwapBitsE(mxKeyRotEnc2(mxKeySwapBitsE(mxKeyAlg2(mxKeyXorB(mxKeyXorRR(mxKeySwapMinors3(changeDuplicates(mxKeyXorRR(mxKeySwapBitsE(mxKeyReverse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Xor(mxKeyRotateLeftBits(mxKeyAlg2(mxKeyByBitEnc(mxKeySwapBitsF(mxKeyAlg1(mxKeyXor(p2kproc3(changeDuplicatesC2(mxKeySwapBitsEE2(mxKeyXorRR(mxKeySwapBitsD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ReverseBits(changeDuplicatesB(mxKeySwapBitsRound(mxKeyXorRR(mxKeyReverseBits(mxKeyReverseBits(mxKeySwapBitsE(mxKeyRotateLeftBits(mxKeyReverseBits(changeDuplicatesB(mxKeySwapBitsD(mxKeyXorRR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SwapBitsG(mxKeySwapBitsRound(mxKeyXor(mxKeyAlg1(mxKeySwapBitsRound(changeDuplicates(mxKeySwapBitsRound(mxKeyRotEnc(mxKeyAlg1(mxKeySwapBitsE(mxKeyXorB(mxKeyRotateLeftBits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SwapBitsE(mxKeySwapBitsE(mxKeySwapBitsG(mxKeySwapBitsG(mxKeySwapBitsD(mxKeyRotEnc(changeDuplicates(mxKeyReverse(mxKeyAlg2(mxKeyXorB(mxKeyReverseBits(mxKeySwapBitsE(changeDuplicates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AddRR(changeDuplicatesB(p2kproc3(mxKeyXorB(mxKeyAddRR(mxKeyRotateLeftBits(mxKeySwapBitsRound(mxKeyReverse(changeDuplicatesC2(mxKeyReverseBits(mxKeyAddRR(changeDuplicatesC2(mxKeyXor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Alg1(mxKeySwapBitsF(changeDuplicates(changeDuplicatesB(mxKeyAlg2(mxKeyAlg2(mxKeyAddRR(mxKeySwapMinors3(mxKeyRotateLeftBits(changeDuplicatesC2(mxKeySwapMinors3(changeDuplicatesB(mxKeyAlg1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ReverseBits(mxKeyRotateLeftBits(mxKeyRotEnc(mxKeyRotEnc2(mxKeyByBitEnc(mxKeySwapBitsEE2(mxKeySwapBitsRound(mxKeyRotEnc2(mxKeySwapMinors3(mxKeyNot(mxKeyXor(changeDuplicates(mxKeySwapBitsG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ReverseBits(p2kproc3(mxKeySwapBitsRound(mxKeyByBitEnc(mxKeyAlg2(mxKeyByBitEnc(mxKeyRotEnc(mxKeyAddRR(mxKeySwapBitsRound(mxKeySwapMinors3(mxKeyXorB(mxKeySwapBitsF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mxKeyXorB(mxKeyReverse(mxKeySwapBitsD(mxKeySwapMinors3(mxKeySwapBitsG(mxKeyReverseBits(changeDuplicatesC2(mxKeyReverseBits(mxKeyRotEnc(mxKeySwapBitsF(changeDuplicates(mxKeyRotEnc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AddRR(mxKeyAlg2(mxKeyReverseBits(mxKeyXorB(mxKeyRotateLeftBits(mxKeyRotEnc2(mxKeyRotateLeftBits(p2kproc3(mxKeyXorRR(mxKeySwapBitsG(mxKeyAddRR(changeDuplicatesB(mxKeyNot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Reverse(mxKeyAlg2(changeDuplicatesB(mxKeySwapBitsF(mxKeyXorRR(mxKeySwapBitsD(mxKeyNot(mxKeyNot(mxKeyRotEnc(changeDuplicates(mxKeyAlg1(mxKeySwapBitsF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G(mxKeyAddRR(mxKeyAlg1(mxKeyNot(mxKeyAddRR(mxKeySwapBitsG(changeDuplicatesC2(mxKeyAlg1(changeDuplicates(mxKeyAddRR(mxKeyRotEnc(mxKeySwapBitsE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RotEnc(mxKeyAlg1(changeDuplicates(p2kproc3(mxKeyRotEnc2(mxKeyAddRR(mxKeySwapBitsE(mxKeyNot(mxKeySwapBitsG(mxKeyReverse(mxKeyRotEnc(mxKeyXorRR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Alg2(p2kproc3(mxKeyByBitEnc(mxKeyNot(mxKeyAlg1(mxKeyRotateLeftBits(mxKeyXor(p2kproc3(mxKeyAlg2(mxKeyRotateLeftBits(mxKeyAlg2(mxKeyNot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(mxKeyAlg1(changeDuplicatesB(mxKeyXor(changeDuplicates(mxKeySwapBitsRound(mxKeySwapBitsF(mxKeyAlg2(mxKeySwapBitsEE2(mxKeySwapBitsG(changeDuplicates(changeDuplicatesB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SwapBitsE(changeDuplicatesB(p2kproc3(mxKeyRotateLeftBits(mxKeyAlg1(mxKeyReverse(changeDuplicates(mxKeyRotEnc(mxKeyAlg2(mxKeyReverse(mxKeyByBitEnc(mxKeySwapBitsF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p2kproc3(mxKeyRotEnc(mxKeyReverseBits(mxKeyReverse(mxKeySwapBitsE(mxKeyXor(changeDuplicatesC2(p2kproc3(mxKeyXor(mxKeyReverseBits(changeDuplicatesC2(mxKeyReverse(mxKeyRotateLeft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mxKeyByBitEnc(mxKeySwapBitsEE2(mxKeyByBitEnc(mxKeyNot(mxKeyAlg2(mxKeyXorB(mxKeySwapBitsG(mxKeyAlg1(mxKeyReverse(mxKeyXorRR(mxKeyAlg2(mxKeyXorB(mxKeySwapBitsF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Not(mxKeySwapBitsG(mxKeySwapMinors3(mxKeyAlg1(mxKeyReverseBits(mxKeySwapBitsG(p2kproc3(mxKeySwapBitsRound(mxKeySwapBitsE(changeDuplicatesB(changeDuplicatesC2(mxKeySwapMinors3(changeDuplicatesB(mxKeyRotateLeft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Round(mxKeySwapBitsG(mxKeySwapBitsEE2(mxKeyRotEnc2(mxKeyReverse(mxKeyAlg1(mxKeyAddRR(mxKeyRotateLeftBits(changeDuplicatesB(mxKeyReverse(mxKeySwapBitsF(changeDuplicates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Minors3(mxKeySwapBitsE(mxKeyXorB(mxKeyByBitEnc(mxKeyAlg2(mxKeyByBitEnc(mxKeyRotateLeftBits(mxKeyByBitEnc(changeDuplicatesC2(mxKeyRotEnc(mxKeyAddRR(mxKeyAddRR(mxKeyAlg1(changeDuplicates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(mxKeyXorB(mxKeySwapBitsF(mxKeySwapBitsRound(mxKeyRotateLeftBits(changeDuplicates(mxKeyXorB(p2kproc3(mxKeyReverseBits(mxKeySwapBitsD(mxKeyRotEnc2(mxKeyAlg1(changeDuplicates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SwapBitsRound(changeDuplicatesC2(changeDuplicatesC2(mxKeyRotEnc2(mxKeySwapMinors3(mxKeyXorRR(mxKeyRotateLeftBits(mxKeySwapBitsRound(mxKeyAlg1(mxKeyAddRR(changeDuplicatesB(mxKeySwapBitsG(mxKeySwapBitsF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SwapBitsD(mxKeyReverse(mxKeyAlg1(changeDuplicatesC2(mxKeyReverse(mxKeyAlg2(mxKeyRotateLeftBits(mxKeyRotEnc2(mxKeySwapBitsF(changeDuplicatesB(mxKeyByBitEnc(mxKeySwapMinors3(mxKeyRotEnc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mxKeySwapBitsRound(mxKeySwapBitsG(mxKeySwapBitsRound(mxKeySwapBitsE(mxKeySwapMinors3(mxKeyAddRR(mxKeySwapBitsD(mxKeyAlg1(mxKeyByBitEnc(mxKeyXorRR(mxKeyReverseBits(changeDuplicatesC2(mxKeyNot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changeDuplicates(mxKeyXor(mxKeyAddRR(mxKeySwapBitsRound(mxKeyNot(changeDuplicatesC2(mxKeyRotEnc(mxKeySwapBitsF(mxKeySwapBitsEE2(mxKeySwapBitsRound(changeDuplicates(changeDuplicates(mxKeyXorR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p2kproc3(mxKeySwapBitsE(mxKeySwapMinors3(mxKeyAlg1(mxKeyXorRR(mxKeyAlg2(mxKeyXorRR(changeDuplicates(mxKeyRotEnc2(mxKeySwapBitsG(changeDuplicatesC2(changeDuplicatesB(mxKeyXor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(changeDuplicatesB(mxKeySwapBitsG(changeDuplicatesB(mxKeySwapBitsRound(mxKeySwapBitsD(mxKeySwapBitsD(mxKeyByBitEnc(mxKeyRotEnc(mxKeyAlg2(mxKeyRotEnc(mxKeyReverse(mxKeyAlg2(changeDuplicate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RotEnc(changeDuplicatesB(mxKeyRotEnc(changeDuplicates(mxKeySwapBitsEE2(mxKeyByBitEnc(mxKeyRotateLeftBits(mxKeyXorB(mxKeyAlg2(mxKeySwapBitsF(mxKeySwapBitsG(changeDuplicatesC2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ddRR(mxKeyAlg1(changeDuplicatesB(mxKeySwapBitsG(mxKeySwapBitsEE2(mxKeySwapBitsRound(changeDuplicates(mxKeyRotEnc(mxKeyAlg1(mxKeyByBitEnc(mxKeySwapBitsF(mxKeyAlg2(mxKeyAddRR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p2kproc3(changeDuplicatesC2(changeDuplicatesC2(mxKeyNot(mxKeyAddRR(mxKeyXor(p2kproc3(mxKeyRotEnc2(mxKeySwapMinors3(mxKeyXor(mxKeyNot(mxKeySwapBitsRound(changeDuplicatesC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Xor(mxKeyReverse(mxKeyAlg2(mxKeyXorRR(changeDuplicatesC2(mxKeyAlg2(mxKeyReverseBits(mxKeyAddRR(mxKeyAlg2(mxKeyRotateLeftBits(mxKeySwapBitsD(mxKeyAlg2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Reverse(mxKeyXorRR(mxKeyByBitEnc(changeDuplicatesC2(changeDuplicatesB(mxKeyXorB(mxKeyXorRR(mxKeySwapBitsG(changeDuplicatesB(mxKeySwapBitsF(mxKeyReverseBits(mxKeySwapBitsG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SwapBitsD(mxKeyReverse(mxKeySwapBitsRound(mxKeyAddRR(changeDuplicatesC2(mxKeySwapBitsE(mxKeySwapBitsE(mxKeySwapMinors3(mxKeySwapBitsEE2(mxKeyAlg2(changeDuplicatesB(mxKeyAlg1(mxKeyXor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ByBitEnc(changeDuplicatesC2(mxKeyXor(mxKeyReverse(mxKeyXor(mxKeySwapBitsD(mxKeyXorB(mxKeyAlg2(mxKeyAddRR(mxKeySwapBitsD(changeDuplicates(mxKeySwapBitsRound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ReverseBits(mxKeyXorB(mxKeyRotateLeftBits(mxKeyAddRR(changeDuplicatesB(mxKeyXorRR(changeDuplicates(mxKeySwapMinors3(mxKeySwapBitsRound(mxKeyRotEnc(mxKeyXor(mxKeySwapBitsEE2(mxKeyAdd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mxKeyXor(mxKeySwapMinors3(p2kproc3(mxKeySwapBitsE(mxKeyAddRR(p2kproc3(mxKeyXor(changeDuplicatesB(mxKeySwapBitsEE2(mxKeyRotateLeftBits(mxKeyRotateLeftBits(mxKeyAlg2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SwapBitsG(mxKeyRotEnc(mxKeySwapBitsE(mxKeyXor(mxKeyNot(mxKeyNot(changeDuplicatesB(mxKeyRotEnc2(changeDuplicatesC2(mxKeyRotEnc(changeDuplicates(mxKeyReverse(changeDuplicatesB(mxKeyNot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(mxKeyXorB(mxKeyNot(mxKeyXorRR(mxKeyReverse(mxKeyReverseBits(mxKeySwapBitsD(mxKeySwapBitsD(changeDuplicates(mxKeySwapMinors3(mxKeySwapBitsD(mxKeySwapBitsD(changeDuplicatesB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SwapBitsG(mxKeySwapBitsEE2(mxKeySwapBitsEE2(p2kproc3(mxKeyNot(mxKeyReverse(mxKeyRotEnc(mxKeySwapBitsD(mxKeyXorRR(mxKeySwapBitsG(mxKeyByBitEnc(mxKeyReverse(changeDuplicates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Not(mxKeySwapBitsG(p2kproc3(mxKeyNot(mxKeySwapBitsEE2(mxKeySwapBitsEE2(mxKeyReverse(mxKeyXor(mxKeyAlg1(mxKeySwapBitsE(mxKeyNot(mxKeyAlg1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RotEnc(changeDuplicates(p2kproc3(mxKeyAlg1(mxKeyReverse(mxKeyAlg2(mxKeyRotateLeftBits(mxKeySwapBitsRound(mxKeyRotateLeftBits(mxKeyRotEnc2(mxKeySwapBitsEE2(p2kproc3(mxKeyXor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SwapBitsD(mxKeyRotateLeftBits(mxKeyXorB(mxKeyByBitEnc(p2kproc3(mxKeyReverseBits(mxKeySwapMinors3(changeDuplicates(mxKeyAddRR(p2kproc3(mxKeySwapMinors3(changeDuplicatesC2(mxKeyXorB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XorRR(mxKeyAddRR(mxKeyXor(mxKeyAlg2(mxKeyXorRR(mxKeyByBitEnc(mxKeySwapBitsF(mxKeyRotateLeftBits(mxKeySwapBitsG(mxKeyReverseBits(mxKeySwapMinors3(p2kproc3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RotateLeftBits(mxKeyXorRR(mxKeyRotEnc(mxKeyReverse(mxKeyAlg2(mxKeySwapBitsG(mxKeySwapBitsG(changeDuplicatesB(mxKeySwapBitsE(mxKeySwapBitsD(changeDuplicatesC2(mxKeyReverse(mxKeyRotateLeftBit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D(mxKeySwapBitsD(mxKeySwapBitsG(mxKeySwapBitsE(mxKeyRotateLeftBits(mxKeySwapBitsE(mxKeyXor(mxKeySwapBitsG(mxKeySwapBitsRound(mxKeyRotEnc(mxKeySwapBitsRound(mxKeySwapMinors3(changeDuplicatesB(mxKeySwapBit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mxKeyReverse(mxKeyRotEnc(mxKeyRotEnc(mxKeyNot(mxKeyRotateLeftBits(mxKeyNot(mxKeyXor(mxKeySwapBitsRound(mxKeyXor(mxKeySwapBitsG(mxKeyReverseBits(mxKeyXorRR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changeDuplicatesB(mxKeyXorRR(mxKeySwapBitsD(mxKeyRotEnc(changeDuplicates(changeDuplicatesB(mxKeySwapBitsF(mxKeyRotateLeftBits(changeDuplicates(changeDuplicates(mxKeySwapBitsD(mxKeySwapBitsE(mxKeyReverse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SwapBitsE(mxKeySwapMinors3(changeDuplicates(mxKeyRotEnc2(mxKeyRotEnc2(mxKeySwapBitsE(changeDuplicatesB(mxKeySwapBitsD(mxKeyXorB(mxKeySwapBitsD(mxKeyRotEnc(mxKeyRotEnc2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changeDuplicatesB(mxKeyAlg1(mxKeySwapBitsD(mxKeyNot(mxKeyXor(changeDuplicates(mxKeyReverse(mxKeyAlg1(mxKeyRotEnc2(mxKeySwapBitsEE2(mxKeyXorB(mxKeyAlg2(mxKeyRotateLeftBits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SwapBitsF(mxKeySwapBitsE(changeDuplicatesC2(changeDuplicatesB(mxKeySwapBitsG(mxKeySwapBitsG(mxKeySwapBitsD(mxKeyXor(mxKeySwapMinors3(mxKeyXorRR(mxKeyRotEnc(mxKeyRotEnc2(mxKeyReverse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ReverseBits(mxKeyReverse(mxKeyRotEnc(mxKeyRotEnc2(mxKeyReverseBits(mxKeyRotEnc(mxKeySwapBitsG(mxKeyByBitEnc(mxKeyXor(changeDuplicatesB(mxKeyAddRR(changeDuplicatesB(mxKeySwapBitsE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mxKeySwapBitsE(changeDuplicatesC2(mxKeySwapMinors3(changeDuplicatesB(mxKeyReverse(mxKeySwapBitsEE2(mxKeyAddRR(changeDuplicates(mxKeyAlg2(mxKeyReverseBits(changeDuplicates(mxKeyAlg2(mxKeySwapBitsRoun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mxKeyReverse(mxKeyXor(mxKeyXor(mxKeyAddRR(changeDuplicates(mxKeyAddRR(mxKeyByBitEnc(mxKeySwapBitsEE2(changeDuplicatesC2(mxKeySwapBitsEE2(mxKeyAlg1(changeDuplicatesB(mxKeySwapBitsD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mxKeySwapBitsRound(mxKeyAlg1(mxKeyAlg1(mxKeyAlg2(mxKeyAddRR(mxKeySwapMinors3(mxKeyAlg2(mxKeyRotateLeftBits(mxKeyReverse(mxKeyRotEnc2(changeDuplicates(mxKeyAlg1(mxKeyXo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RotateLeftBits(mxKeyAddRR(mxKeyNot(mxKeySwapBitsE(mxKeyReverseBits(mxKeyXor(mxKeyAlg1(mxKeyRotateLeftBits(mxKeyReverse(changeDuplicatesC2(mxKeyRotEnc(mxKeyAddRR(mxKeyXorRR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F(mxKeySwapBitsD(mxKeyRotateLeftBits(mxKeyNot(mxKeySwapBitsRound(changeDuplicates(changeDuplicatesB(mxKeySwapBitsF(mxKeyNot(mxKeyAlg1(changeDuplicates(mxKeyReverse(mxKeyRotEnc(mxKeyRotateLeft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mxKeySwapBitsE(mxKeyAddRR(changeDuplicatesC2(mxKeyXorRR(mxKeyAddRR(mxKeySwapBitsE(mxKeyReverseBits(mxKeySwapMinors3(mxKeyByBitEnc(mxKeySwapBitsRound(changeDuplicates(mxKeyRotEnc2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SwapBitsEE2(mxKeySwapBitsRound(mxKeyAlg2(p2kproc3(mxKeySwapBitsG(mxKeyReverse(mxKeyAlg2(mxKeyReverseBits(mxKeySwapBitsRound(mxKeyRotEnc(changeDuplicates(mxKeyRotateLeftBits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SwapBitsD(mxKeyByBitEnc(mxKeySwapBitsE(p2kproc3(changeDuplicatesC2(mxKeySwapBitsEE2(changeDuplicatesC2(mxKeySwapBitsG(mxKeyRotEnc2(mxKeyRotEnc2(mxKeyXorRR(mxKeyAlg2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changeDuplicates(mxKeySwapBitsG(mxKeyXor(mxKeyXorB(changeDuplicatesC2(mxKeySwapMinors3(mxKeyXorB(mxKeyRotEnc(mxKeyRotateLeftBits(mxKeyAddRR(changeDuplicates(mxKeyByBitEnc(mxKeyNot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changeDuplicatesB(mxKeySwapMinors3(mxKeyAlg2(mxKeyXorB(mxKeySwapBitsD(mxKeyReverseBits(mxKeyAddRR(mxKeyRotEnc2(mxKeyAddRR(mxKeyRotEnc2(mxKeySwapBitsE(mxKeySwapMinors3(mxKeyXor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RotEnc(mxKeyNot(mxKeyRotateLeftBits(mxKeyAddRR(mxKeySwapBitsD(mxKeyReverseBits(mxKeyRotEnc2(mxKeySwapBitsF(mxKeySwapBitsRound(changeDuplicates(mxKeyAlg1(mxKeySwapBitsRound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RR(mxKeySwapBitsE(mxKeyXorRR(mxKeyXorRR(mxKeyAlg2(mxKeySwapBitsG(changeDuplicatesC2(changeDuplicatesB(mxKeyAddRR(mxKeyXorB(mxKeyRotEnc2(changeDuplicatesC2(mxKeySwapBitsG(mxKeyXo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SwapBitsRound(mxKeySwapBitsE(mxKeySwapBitsE(mxKeyXorRR(mxKeyXor(mxKeyRotEnc(mxKeyRotEnc(changeDuplicatesB(mxKeyNot(mxKeyRotateLeftBits(mxKeyReverse(mxKeyAlg1(mxKeySwapBitsG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RotEnc(mxKeyXorRR(mxKeySwapBitsEE2(mxKeyXorB(mxKeyAddRR(mxKeySwapBitsG(p2kproc3(mxKeySwapBitsD(mxKeyXor(mxKeyAddRR(mxKeyNot(mxKeySwapBitsG(mxKeySwapBitsG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XorB(mxKeyXorB(mxKeyRotateLeftBits(mxKeySwapBitsF(mxKeySwapBitsF(mxKeyXorRR(mxKeyAddRR(changeDuplicates(mxKeyAlg2(mxKeySwapBitsG(mxKeySwapBitsEE2(mxKeyAddRR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XorB(mxKeyRotEnc2(changeDuplicatesC2(mxKeyXorRR(mxKeyAddRR(mxKeySwapBitsD(p2kproc3(mxKeyRotEnc2(mxKeyXorRR(mxKeyRotEnc2(mxKeyRotateLeftBits(changeDuplicates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changeDuplicatesB(mxKeyRotateLeftBits(mxKeySwapBitsD(mxKeySwapMinors3(mxKeyXorB(mxKeyRotateLeftBits(mxKeyAlg2(mxKeyRotateLeftBits(mxKeySwapBitsD(changeDuplicates(p2kproc3(mxKeySwapBitsF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AddRR(mxKeyRotateLeftBits(mxKeySwapBitsF(changeDuplicates(mxKeyXorRR(mxKeyNot(mxKeyXorRR(changeDuplicates(mxKeyNot(mxKeySwapBitsEE2(mxKeyAddRR(mxKeyRotateLeftBits(changeDuplicatesB(mxKeySwapBitsG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SwapBitsE(mxKeyAddRR(mxKeyAddRR(mxKeyAddRR(p2kproc3(mxKeyReverse(mxKeyByBitEnc(mxKeyNot(mxKeySwapBitsG(mxKeySwapBitsG(mxKeyAddRR(mxKeySwapBitsG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SwapBitsG(mxKeySwapBitsG(mxKeyXorB(mxKeyRotateLeftBits(mxKeySwapBitsEE2(mxKeySwapMinors3(mxKeyRotateLeftBits(mxKeySwapBitsE(mxKeyRotEnc2(mxKeyAlg1(mxKeyByBitEnc(mxKeyRotEnc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E2(mxKeyReverse(mxKeySwapBitsRound(mxKeyAddRR(mxKeySwapMinors3(mxKeySwapBitsF(mxKeyRotEnc2(mxKeySwapBitsF(mxKeyReverseBits(mxKeyAlg2(mxKeyXorB(changeDuplicatesB(mxKeySwapBitsG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Alg1(mxKeyReverseBits(mxKeySwapMinors3(mxKeySwapBitsF(mxKeySwapBitsG(mxKeyXor(mxKeyAlg1(mxKeyReverseBits(mxKeySwapBitsEE2(mxKeyXor(changeDuplicatesC2(mxKeyAlg1(mxKeyXorB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SwapMinors3(mxKeyXorB(mxKeyNot(p2kproc3(mxKeyByBitEnc(mxKeySwapBitsEE2(mxKeyReverseBits(mxKeyAddRR(mxKeyReverseBits(changeDuplicatesB(mxKeySwapBitsD(mxKeyAlg2(mxKeySwapBitsEE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XorRR(mxKeySwapBitsEE2(changeDuplicates(mxKeyNot(mxKeyRotEnc2(mxKeyAlg1(p2kproc3(mxKeyReverse(mxKeySwapBitsG(mxKeyReverse(mxKeySwapBitsF(mxKeyRotEnc2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SwapBitsRound(mxKeySwapBitsE(mxKeyRotateLeftBits(mxKeySwapMinors3(mxKeySwapBitsG(mxKeySwapBitsE(mxKeySwapBitsD(mxKeyXorRR(changeDuplicatesC2(mxKeyXorB(mxKeyAlg1(mxKeyAlg2(mxKeyRotateLeft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AddRR(mxKeyXor(mxKeyXor(mxKeyAlg2(mxKeyRotateLeftBits(mxKeyXor(mxKeyRotateLeftBits(mxKeyReverseBits(mxKeySwapBitsRound(mxKeyAlg2(mxKeyNot(mxKeySwapBitsG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XorB(mxKeySwapBitsF(mxKeyAlg2(mxKeySwapBitsE(mxKeyXorB(changeDuplicatesC2(mxKeyXorRR(mxKeyByBitEnc(mxKeyReverse(mxKeySwapBitsF(mxKeyAddRR(changeDuplicatesC2(mxKeySwapMinors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(mxKeyByBitEnc(mxKeySwapBitsRound(mxKeyAlg1(mxKeyReverse(p2kproc3(mxKeyXorRR(mxKeyAlg1(mxKeyXor(mxKeySwapBitsF(mxKeyNot(mxKeyXorRR(mxKeySwapBitsE(mxKeySwapBitsF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Alg1(mxKeyRotEnc(mxKeySwapBitsF(mxKeyAlg2(mxKeyAddRR(mxKeyRotEnc2(changeDuplicatesC2(mxKeyByBitEnc(p2kproc3(changeDuplicates(mxKeyRotEnc(mxKeyReverse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ByBitEnc(mxKeyAlg2(mxKeyXorB(mxKeyNot(mxKeySwapBitsE(mxKeyXorB(mxKeySwapBitsRound(mxKeyAddRR(mxKeyXor(mxKeyRotateLeftBits(mxKeySwapBitsG(mxKeyRotEnc2(mxKeySwapBitsF(mxKeyRotateLeft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mxKeyReverse(mxKeySwapBitsRound(mxKeyRotEnc(mxKeyRotateLeftBits(mxKeyXorRR(mxKeyAlg2(mxKeyAlg1(mxKeyAlg2(mxKeyXorB(mxKeyNot(mxKeySwapBitsD(mxKeySwapMinors3(mxKeySwapBitsF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(mxKeyXorB(changeDuplicatesC2(mxKeyXorB(mxKeyAlg1(mxKeyXorB(mxKeyAlg2(mxKeySwapBitsG(mxKeyXor(mxKeyByBitEnc(mxKeySwapBitsF(mxKeyRotEnc2(changeDuplicates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p2kproc3(mxKeyAlg1(mxKeyAddRR(mxKeyReverse(p2kproc3(mxKeyAddRR(mxKeyByBitEnc(mxKeyAlg1(changeDuplicates(mxKeyNot(changeDuplicatesB(mxKeySwapBitsG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SwapBitsG(changeDuplicatesB(mxKeyNot(mxKeyXorB(mxKeySwapBitsD(mxKeySwapBitsRound(mxKeySwapBitsF(mxKeyXor(p2kproc3(mxKeySwapBitsEE2(mxKeyAlg1(mxKeyRotEnc(mxKeyXorB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Xor(mxKeySwapMinors3(mxKeyAlg1(mxKeySwapBitsF(mxKeyAlg1(changeDuplicatesC2(mxKeyXorRR(mxKeySwapBitsG(mxKeySwapMinors3(mxKeyNot(changeDuplicatesB(mxKeySwapBitsG(mxKeySwapBitsG(mxKeySwapBitsF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RR(mxKeySwapBitsG(mxKeySwapBitsE(mxKeySwapMinors3(mxKeyRotEnc(mxKeyXorB(mxKeySwapBitsD(mxKeySwapBitsF(mxKeySwapBitsD(mxKeyReverseBits(mxKeySwapMinors3(mxKeyReverse(changeDuplicates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SwapBitsRound(mxKeySwapBitsF(mxKeyRotEnc(mxKeySwapBitsF(mxKeyReverse(mxKeyNot(mxKeyXorRR(mxKeyXor(mxKeyReverse(mxKeyXorRR(changeDuplicatesB(changeDuplicatesC2(changeDuplicatesB(mxKeyReverse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B(mxKeySwapBitsD(changeDuplicates(mxKeySwapBitsRound(mxKeySwapBitsE(mxKeyReverse(mxKeySwapBitsRound(mxKeySwapBitsRound(mxKeySwapMinors3(mxKeyRotateLeftBits(mxKeyReverse(mxKeyReverse(mxKeyXorB(mxKeyNot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Xor(mxKeyXor(changeDuplicates(mxKeySwapBitsD(mxKeySwapMinors3(p2kproc3(p2kproc3(mxKeyRotateLeftBits(mxKeySwapBitsF(mxKeySwapBitsE(mxKeyAddRR(changeDuplicates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SwapMinors3(mxKeyNot(mxKeyNot(mxKeyRotateLeftBits(mxKeyRotEnc(changeDuplicatesC2(mxKeySwapBitsD(mxKeyXorB(mxKeyXorB(mxKeyXorB(mxKeySwapBitsRound(mxKeySwapBitsD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ReverseBits(mxKeyAddRR(p2kproc3(mxKeyReverse(changeDuplicatesB(mxKeyAddRR(mxKeyReverseBits(mxKeyAddRR(mxKeyXor(mxKeyReverse(mxKeyRotateLeftBits(mxKeyRotateLeftBits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RotEnc2(mxKeySwapBitsEE2(mxKeySwapMinors3(mxKeySwapBitsE(p2kproc3(mxKeySwapBitsRound(changeDuplicates(mxKeyByBitEnc(mxKeySwapBitsD(mxKeySwapBitsD(mxKeyXorB(mxKeySwapBitsD(mxKeySwapBit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ReverseBits(mxKeyAddRR(mxKeySwapBitsG(mxKeyXorB(p2kproc3(mxKeyReverseBits(mxKeySwapBitsE(mxKeyByBitEnc(mxKeySwapBitsRound(mxKeyNot(mxKeyXorRR(mxKeySwapBitsG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SwapBitsF(mxKeySwapBitsD(mxKeySwapMinors3(mxKeyXor(mxKeyReverse(mxKeyAddRR(mxKeySwapBitsG(mxKeyAlg2(mxKeySwapBitsEE2(mxKeyByBitEnc(changeDuplicatesC2(mxKeyXorRR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SwapBitsE(mxKeySwapBitsRound(mxKeyByBitEnc(mxKeyAlg1(mxKeySwapBitsD(mxKeyRotateLeftBits(mxKeySwapBitsE(p2kproc3(mxKeySwapMinors3(mxKeyXor(mxKeySwapBitsF(mxKeySwapMinors3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RR(changeDuplicatesC2(mxKeySwapBitsRound(mxKeySwapBitsEE2(mxKeyXor(changeDuplicatesC2(mxKeyReverseBits(mxKeySwapBitsE(mxKeyReverseBits(mxKeySwapBitsG(mxKeyRotEnc2(mxKeyReverse(mxKeyReverseBits(mxKeyAlg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changeDuplicatesB(changeDuplicatesC2(mxKeyXor(mxKeyXorB(mxKeyReverse(changeDuplicates(mxKeyReverse(mxKeyAlg2(mxKeySwapMinors3(mxKeyAlg1(changeDuplicatesB(changeDuplicates(mxKeySwapBitsRound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RotEnc(mxKeyNot(mxKeyRotateLeftBits(mxKeyRotEnc2(mxKeyRotateLeftBits(mxKeyRotateLeftBits(mxKeyXor(changeDuplicates(mxKeyAlg2(mxKeySwapBitsD(mxKeyByBitEnc(mxKeySwapBitsD(mxKeySwapMinors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G(mxKeyReverse(mxKeySwapBitsF(mxKeySwapBitsE(mxKeyAlg2(mxKeyReverseBits(mxKeyRotEnc(changeDuplicatesC2(mxKeyXorRR(mxKeyByBitEnc(mxKeyXorRR(mxKeySwapBitsE(mxKeySwapBitsG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AddRR(mxKeySwapBitsG(mxKeyAddRR(mxKeyAlg1(mxKeySwapBitsF(mxKeyAlg2(changeDuplicatesB(mxKeyAlg2(mxKeyRotateLeftBits(mxKeyXor(mxKeyNot(changeDuplicatesC2(mxKeySwapBitsE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p2kproc3(mxKeySwapBitsF(mxKeySwapBitsD(mxKeySwapBitsG(mxKeyByBitEnc(mxKeyXorB(mxKeyXor(mxKeySwapBitsE(changeDuplicatesC2(mxKeyXorRR(changeDuplicatesC2(changeDuplicates(mxKeyXorB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mxKeyXor(mxKeySwapBitsG(mxKeyByBitEnc(mxKeyRotateLeftBits(mxKeySwapBitsD(mxKeySwapBitsF(changeDuplicatesC2(mxKeySwapBitsF(mxKeyXorB(mxKeyReverseBits(mxKeyXor(mxKeyRotEnc2(mxKeyRotEn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B(mxKeyRotEnc2(mxKeyAlg2(mxKeySwapBitsEE2(mxKeyXorB(changeDuplicatesB(mxKeySwapBitsE(changeDuplicates(mxKeyNot(mxKeySwapBitsEE2(mxKeySwapBitsRound(mxKeyAddRR(mxKeyXor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everse(mxKeyAlg1(mxKeyNot(mxKeyXorRR(changeDuplicatesB(changeDuplicatesC2(mxKeySwapBitsF(mxKeyRotEnc(mxKeyRotEnc(mxKeyRotateLeftBits(mxKeyNot(mxKeyAlg1(mxKeyXorB(mxKeyReverse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SwapMinors3(changeDuplicates(mxKeyAlg2(changeDuplicatesC2(mxKeyReverse(mxKeyAlg2(mxKeyReverseBits(mxKeyRotEnc2(mxKeyReverseBits(mxKeySwapBitsRound(mxKeyRotateLeftBits(mxKeySwapBitsD(changeDuplicatesC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1(mxKeyNot(mxKeyXor(mxKeySwapBitsE(mxKeyByBitEnc(mxKeyByBitEnc(mxKeyAlg2(mxKeySwapBitsEE2(changeDuplicatesC2(mxKeyAlg1(mxKeySwapMinors3(mxKeyRotEnc2(mxKeyRotEnc(mxKeyNot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B(mxKeySwapMinors3(mxKeySwapBitsD(mxKeyXorB(mxKeyRotEnc(mxKeyNot(mxKeyNot(mxKeyRotEnc2(mxKeyXor(mxKeyReverse(mxKeySwapBitsF(mxKeyReverse(mxKeySwapBitsG(mxKeySwapBitsRound(mxKeyRotEn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mxKeyAlg2(mxKeyNot(mxKeySwapBitsD(mxKeySwapBitsEE2(mxKeySwapBitsG(mxKeySwapBitsD(mxKeyXor(mxKeyNot(mxKeySwapBitsRound(mxKeyReverse(mxKeyRotEnc(mxKeySwapMinors3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1(mxKeyRotEnc2(mxKeyAddRR(mxKeyXor(mxKeySwapBitsG(mxKeyRotateLeftBits(mxKeyAlg1(mxKeyRotEnc2(changeDuplicatesB(mxKeyXor(mxKeySwapBitsD(changeDuplicatesB(mxKeySwapBitsG(mxKeySwapBitsF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B(changeDuplicates(mxKeyXor(changeDuplicates(mxKeySwapMinors3(mxKeySwapBitsD(mxKeySwapBitsG(changeDuplicatesC2(changeDuplicates(p2kproc3(mxKeySwapBitsEE2(mxKeySwapBitsEE2(mxKeySwapBitsD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E(changeDuplicates(mxKeyAddRR(changeDuplicatesC2(mxKeyReverse(mxKeyXorB(mxKeySwapBitsF(mxKeyRotateLeftBits(mxKeyRotEnc(mxKeyReverse(mxKeySwapBitsF(mxKeyXor(changeDuplicatesB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F(mxKeyAlg1(mxKeySwapMinors3(mxKeyRotateLeftBits(mxKeySwapMinors3(mxKeyAddRR(mxKeySwapBitsG(mxKeySwapBitsEE2(mxKeyAlg1(mxKeySwapBitsF(mxKeySwapBitsG(mxKeyXorB(mxKeyRotateLeftBits(changeDuplicatesB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mxKeyReverse(mxKeySwapBitsF(changeDuplicates(changeDuplicatesC2(mxKeySwapBitsF(mxKeyAlg2(p2kproc3(mxKeySwapMinors3(mxKeyReverse(mxKeySwapBitsEE2(mxKeyXor(mxKeyRotEnc2(mxKeyRotateLeft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ByBitEnc(mxKeyXorB(mxKeyNot(mxKeyAlg2(mxKeySwapBitsD(mxKeySwapMinors3(changeDuplicates(mxKeyRotateLeftBits(mxKeyRotEnc(mxKeyXorB(mxKeyRotEnc2(mxKeySwapBitsF(mxKeyAlg1(changeDuplicatesC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2(mxKeyReverse(mxKeyReverse(mxKeySwapBitsRound(mxKeyXorB(mxKeySwapMinors3(mxKeyAlg1(mxKeyXor(p2kproc3(p2kproc3(mxKeyReverse(mxKeyRotEnc2(mxKeyXorRR(mxKeySwapBits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ddRR(changeDuplicatesB(mxKeyAlg1(p2kproc3(changeDuplicates(mxKeyReverse(mxKeySwapBitsD(p2kproc3(mxKeyByBitEnc(mxKeySwapBitsRound(mxKeyReverse(p2kproc3(mxKeySwapBitsD(mxKeyXor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changeDuplicatesB(mxKeyAlg1(mxKeyNot(mxKeyRotateLeftBits(mxKeySwapBitsEE2(mxKeyXorRR(mxKeySwapBitsG(p2kproc3(mxKeyRotateLeftBits(mxKeyAlg2(mxKeyAlg1(mxKeyRotEnc(mxKeyRo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ateLeftBits(mxKeyByBitEnc(mxKeyByBitEnc(mxKeyReverseBits(mxKeyRotEnc(mxKeyAlg2(mxKeyAlg2(mxKeyRotEnc(mxKeyRotateLeftBits(mxKeyAlg2(mxKeyReverse(mxKeyAddRR(mxKeyByBitEnc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G(mxKeyAlg2(mxKeyRotEnc(mxKeySwapBitsEE2(mxKeyRotateLeftBits(mxKeyXor(mxKeyAddRR(mxKeyXorB(mxKeySwapBitsF(mxKeyReverse(mxKeyRotEnc(mxKeySwapBitsE(mxKeySwapBitsF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RR(mxKeyNot(changeDuplicatesB(mxKeyXor(mxKeyByBitEnc(mxKeyRotEnc(mxKeyByBitEnc(mxKeyByBitEnc(mxKeyRotateLeftBits(mxKeyByBitEnc(mxKeySwapBitsEE2(mxKeySwapBitsG(changeDuplicatesB(mxKeyAlg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ateLeftBits(mxKeySwapMinors3(mxKeyXorB(mxKeyAlg1(mxKeyRotEnc(changeDuplicatesC2(changeDuplicatesB(mxKeySwapBitsD(mxKeyXorRR(mxKeyXorB(mxKeyXor(mxKeyRotEnc2(mxKeyAddRR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ateLeftBits(mxKeyRotEnc(mxKeyAddRR(mxKeyXorRR(mxKeyAlg1(mxKeyRotEnc2(mxKeyNot(mxKeyReverseBits(mxKeySwapBitsF(mxKeyAlg1(mxKeySwapBitsRound(mxKeySwapBitsF(mxKeyReverse(mxKeyXo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everse(mxKeyAddRR(mxKeySwapMinors3(mxKeySwapBitsEE2(mxKeyReverse(mxKeyXorRR(mxKeyRotEnc2(mxKeyReverse(mxKeyRotateLeftBits(mxKeyAlg1(changeDuplicatesC2(mxKeySwapMinors3(changeDuplicates(mxKeyAlg1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ddRR(mxKeySwapMinors3(changeDuplicatesC2(mxKeySwapMinors3(mxKeyAlg2(changeDuplicates(mxKeySwapBitsEE2(mxKeyReverse(changeDuplicatesC2(mxKeyAlg2(changeDuplicatesB(mxKeySwapBitsRound(mxKeyXorRR(mxKeySwapMinors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p2kproc3(mxKeyRotEnc2(mxKeyAlg1(changeDuplicatesC2(mxKeySwapBitsD(mxKeyAddRR(mxKeyRotEnc2(mxKeyReverseBits(mxKeyXorB(mxKeySwapBitsF(mxKeyReverse(mxKeyNot(mxKeyAlg2(mxKeyReverse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RotateLeftBits(mxKeySwapMinors3(mxKeyAddRR(changeDuplicates(changeDuplicates(mxKeySwapBitsG(mxKeySwapBitsG(mxKeyReverseBits(mxKeySwapMinors3(changeDuplicatesC2(mxKeySwapMinors3(mxKeyRotateLeftBits(changeDuplicatesB(mxKeySwapBitsG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B(mxKeySwapBitsF(mxKeyReverse(mxKeyXorRR(mxKeyRotEnc(mxKeyAddRR(mxKeyRotEnc(mxKeyAlg1(mxKeyRotEnc(changeDuplicates(mxKeySwapMinors3(mxKeyNot(mxKeySwapMinors3(mxKeySwapMinors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lg2(mxKeySwapBitsEE2(changeDuplicatesC2(mxKeySwapBitsD(mxKeyRotateLeftBits(mxKeyRotEnc(mxKeySwapBitsG(mxKeySwapBitsD(mxKeySwapBitsG(mxKeySwapBitsF(p2kproc3(mxKeyReverseBits(mxKeySwapBitsE(mxKeySwapBitsF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(mxKeySwapBitsE(mxKeySwapMinors3(mxKeyRotEnc2(mxKeySwapMinors3(mxKeyReverse(mxKeyXor(mxKeySwapBitsEE2(mxKeySwapBitsF(mxKeyRotEnc(mxKeyReverseBits(mxKeyAlg2(changeDuplicatesB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lg2(mxKeySwapBitsF(p2kproc3(changeDuplicatesC2(mxKeyRotateLeftBits(mxKeyRotEnc2(mxKeySwapBitsG(mxKeyXorRR(mxKeyXorRR(mxKeyRotEnc2(mxKeyAddRR(mxKeyAddRR(mxKeyXorRR(mxKeyXor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changeDuplicatesC2(mxKeySwapBitsEE2(changeDuplicatesC2(mxKeyRotEnc2(mxKeyRotEnc(p2kproc3(mxKeyReverse(mxKeyRotateLeftBits(p2kproc3(mxKeyReverseBits(mxKeyRotEnc2(mxKeyAlg1(mxKeySwapMinors3(mxKeySwapBitsF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Bits(mxKeySwapBitsE(mxKeyByBitEnc(mxKeySwapBitsF(mxKeyXorB(changeDuplicatesB(mxKeyRotEnc(mxKeyAlg1(mxKeySwapBitsRound(changeDuplicatesB(mxKeyRotEnc2(changeDuplicates(mxKeyReverse(mxKeyAdd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otEnc(mxKeyXorRR(mxKeySwapBitsG(mxKeyRotEnc2(mxKeyAlg2(mxKeyXorB(mxKeyReverseBits(mxKeyReverseBits(mxKeyNot(mxKeySwapMinors3(mxKeySwapBitsG(mxKeyByBitEnc(mxKeyXor(mxKeyReverse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XorB(changeDuplicatesC2(mxKeyAddRR(changeDuplicatesB(mxKeySwapBitsEE2(mxKeySwapBitsEE2(mxKeyReverseBits(mxKeyXorRR(mxKeyRotateLeftBits(mxKeySwapBitsF(mxKeyRotateLeftBits(changeDuplicatesC2(changeDuplicates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Minors3(changeDuplicatesC2(mxKeyAlg1(mxKeySwapBitsD(mxKeyRotEnc(mxKeyAlg2(mxKeyRotEnc2(mxKeySwapMinors3(mxKeyReverseBits(changeDuplicatesB(changeDuplicatesB(mxKeySwapBitsE(mxKeySwapBitsG(mxKeyRever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everse(mxKeyByBitEnc(mxKeySwapBitsRound(changeDuplicatesB(mxKeySwapMinors3(mxKeySwapBitsE(changeDuplicates(p2kproc3(mxKeyNot(mxKeyRotEnc(mxKeyXor(mxKeyRotateLeftBits(mxKeySwapMinors3(changeDuplicatesB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Minors3(mxKeyAlg1(mxKeyAlg2(mxKeyAddRR(mxKeyRotateLeftBits(mxKeySwapBitsD(mxKeySwapBitsRound(mxKeyXor(mxKeySwapBitsF(mxKeyXor(mxKeyRotEnc(mxKeySwapBitsF(mxKeySwapBitsD(changeDuplicates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EE2(mxKeySwapBitsF(mxKeySwapMinors3(mxKeySwapBitsE(changeDuplicates(changeDuplicatesB(mxKeyAlg2(mxKeyRotateLeftBits(p2kproc3(mxKeyNot(mxKeyAlg1(mxKeyReverse(changeDuplicatesB(mxKeySwapBitsG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RotateLeftBits(mxKeyReverseBits(mxKeyRotEnc2(mxKeySwapMinors3(mxKeyXor(changeDuplicatesB(mxKeyReverse(mxKeySwapMinors3(mxKeySwapBitsE(mxKeyAlg2(changeDuplicatesC2(mxKeyXorB(mxKeyAlg2(mxKeySwapMinors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p2kproc1-2-3(mxKeyRotEnc(mxKeyXorRR(mxKeySwapBitsG(mxKeyXorB(p2kproc3(mxKeyXor(mxKeyRotateLeftBits(mxKeySwapMinors3(mxKeyAddRR(mxKeyRotEnc(changeDuplicates(mxKeyAlg2(mxKeyReverse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3" calcext:value-type="float">
            <text:p>333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474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4T15:24:29.963046708</dc:date>
    <meta:editing-duration>PT1M12S</meta:editing-duration>
    <meta:editing-cycles>1</meta:editing-cycles>
    <meta:document-statistic meta:table-count="1" meta:cell-count="1896" meta:object-count="0"/>
    <meta:generator>LibreOffice/6.3.4.2.0$Linux_X86_64 LibreOffice_project/30$Build-2</meta:generator>
  </office:meta>
</office:document-meta>
</file>